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66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1.053cm"/>
    </style:style>
    <style:style style:name="co4" style:family="table-column">
      <style:table-column-properties fo:break-before="auto" style:column-width="1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7.941cm"/>
    </style:style>
    <style:style style:name="co7" style:family="table-column">
      <style:table-column-properties fo:break-before="auto" style:column-width="0.893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vertical-align="middle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ce5" style:family="table-cell" style:parent-style-name="Default" style:data-style-name="N100"/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7">
      <style:table-cell-properties style:text-align-source="fix" style:repeat-content="false" fo:wrap-option="wrap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07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11" table:default-cell-style-name="ce8"/>
        <table:table-column table:style-name="co4" table:number-columns-repeated="4" table:default-cell-style-name="Default"/>
        <table:table-column table:style-name="co5" table:number-columns-repeated="238" table:default-cell-style-name="Default"/>
        <table:table-row table:style-name="ro1">
          <table:table-cell table:style-name="ce1" office:value-type="string">
            <text:p>Platform</text:p>
          </table:table-cell>
          <table:table-cell table:style-name="ce5" table:number-columns-repeated="2"/>
          <table:table-cell table:style-name="ce6" office:value-type="string" table:number-columns-spanned="8" table:number-rows-spanned="1">
            <text:p>Cpython</text:p>
          </table:table-cell>
          <table:covered-table-cell table:number-columns-repeated="7" table:style-name="ce6"/>
          <table:table-cell table:style-name="ce6" office:value-type="string" table:number-columns-spanned="3" table:number-rows-spanned="1">
            <text:p>Jython</text:p>
          </table:table-cell>
          <table:covered-table-cell table:number-columns-repeated="2" table:style-name="ce6"/>
          <table:table-cell table:style-name="ce6" office:value-type="string" table:number-columns-spanned="3" table:number-rows-spanned="1">
            <text:p>IronPython</text:p>
          </table:table-cell>
          <table:covered-table-cell table:number-columns-repeated="2" table:style-name="ce5"/>
          <table:table-cell table:style-name="ce5" office:value-type="string">
            <text:p>PyPy</text:p>
          </table:table-cell>
          <table:table-cell table:style-name="ce5" table:number-columns-repeated="238"/>
        </table:table-row>
        <table:table-row table:style-name="ro2">
          <table:table-cell table:style-name="ce1" office:value-type="string">
            <text:p>Version</text:p>
          </table:table-cell>
          <table:table-cell table:style-name="ce5" table:number-columns-repeated="2"/>
          <table:table-cell table:style-name="ce6" office:value-type="string">
            <text:p>1.5</text:p>
          </table:table-cell>
          <table:table-cell table:style-name="ce6" office:value-type="string">
            <text:p>1.6</text:p>
          </table:table-cell>
          <table:table-cell table:style-name="ce6" office:value-type="string">
            <text:p>2.0</text:p>
          </table:table-cell>
          <table:table-cell table:style-name="ce6" office:value-type="string">
            <text:p>2.1</text:p>
          </table:table-cell>
          <table:table-cell table:style-name="ce6" office:value-type="string">
            <text:p>2.2</text:p>
          </table:table-cell>
          <table:table-cell table:style-name="ce6" office:value-type="string">
            <text:p>2.3</text:p>
          </table:table-cell>
          <table:table-cell table:style-name="ce6" office:value-type="string">
            <text:p>2.4</text:p>
          </table:table-cell>
          <table:table-cell table:style-name="ce6" office:value-type="string">
            <text:p>2.5</text:p>
          </table:table-cell>
          <table:table-cell table:style-name="ce6" office:value-type="string">
            <text:p>2.0</text:p>
          </table:table-cell>
          <table:table-cell table:style-name="ce6" office:value-type="string">
            <text:p>2.1</text:p>
          </table:table-cell>
          <table:table-cell table:style-name="ce6" office:value-type="string">
            <text:p>2.2</text:p>
          </table:table-cell>
          <table:table-cell table:style-name="ce10" office:value-type="string">
            <text:p>1.0</text:p>
          </table:table-cell>
          <table:table-cell table:style-name="ce10" office:value-type="string">
            <text:p>1.1</text:p>
          </table:table-cell>
          <table:table-cell table:style-name="ce10" office:value-type="string">
            <text:p>2.0</text:p>
          </table:table-cell>
          <table:table-cell table:style-name="ce5" table:number-columns-repeated="239"/>
        </table:table-row>
        <table:table-row table:style-name="ro3">
          <table:table-cell office:value-type="string">
            <text:p>Release date</text:p>
          </table:table-cell>
          <table:table-cell table:number-columns-repeated="2"/>
          <table:table-cell table:style-name="ce7" office:value-type="date" office:date-value="1997-12-31">
            <text:p>Dec 97</text:p>
          </table:table-cell>
          <table:table-cell table:style-name="ce7" office:value-type="date" office:date-value="2000-09-05">
            <text:p>Sep 00</text:p>
          </table:table-cell>
          <table:table-cell table:style-name="ce7" office:value-type="date" office:date-value="2000-10-16">
            <text:p>Oct 00</text:p>
          </table:table-cell>
          <table:table-cell table:style-name="ce7" office:value-type="date" office:date-value="2001-04-15">
            <text:p>Apr 01</text:p>
          </table:table-cell>
          <table:table-cell table:style-name="ce7" office:value-type="date" office:date-value="2001-12-21">
            <text:p>Dec 01</text:p>
          </table:table-cell>
          <table:table-cell table:style-name="ce9" office:value-type="date" office:date-value="2003-07-29">
            <text:p>Jul 03</text:p>
          </table:table-cell>
          <table:table-cell table:style-name="ce7" office:value-type="date" office:date-value="2004-11-30">
            <text:p>Nov 04</text:p>
          </table:table-cell>
          <table:table-cell table:style-name="ce7" office:value-type="date" office:date-value="2006-09-19">
            <text:p>Sep 06</text:p>
          </table:table-cell>
          <table:table-cell table:style-name="ce7" office:value-type="date" office:date-value="2001-01-16">
            <text:p>Jan 01</text:p>
          </table:table-cell>
          <table:table-cell table:style-name="ce7" office:value-type="date" office:date-value="2001-12-30">
            <text:p>Dec 01</text:p>
          </table:table-cell>
          <table:table-cell table:style-name="ce7" office:value-type="date" office:date-value="2007-08-22">
            <text:p>Aug 07</text:p>
          </table:table-cell>
          <table:table-cell table:style-name="ce7" office:value-type="date" office:date-value="2006-09-05">
            <text:p>Sep 06</text:p>
          </table:table-cell>
          <table:table-cell table:style-name="ce7" office:value-type="date" office:date-value="2007-04-17">
            <text:p>Apr 07</text:p>
          </table:table-cell>
          <table:table-cell table:style-name="ce7" table:number-columns-repeated="2"/>
          <table:table-cell table:number-columns-repeated="238"/>
        </table:table-row>
        <table:table-row table:style-name="ro2">
          <table:table-cell table:number-columns-repeated="3"/>
          <table:table-cell table:style-name="ce7" table:number-columns-repeated="5"/>
          <table:table-cell table:style-name="ce9"/>
          <table:table-cell table:style-name="ce7" table:number-columns-repeated="9"/>
          <table:table-cell table:number-columns-repeated="238"/>
        </table:table-row>
        <table:table-row table:style-name="ro1">
          <table:table-cell table:style-name="ce3" office:value-type="string">
            <text:p>Standard Library</text:p>
          </table:table-cell>
          <table:table-cell table:number-columns-repeated="2"/>
          <table:table-cell office:value-type="string">
            <text:p><text:a xlink:href="http://www.python.org/doc/1.5/lib/node269.html">doc</text:a></text:p>
          </table:table-cell>
          <table:table-cell office:value-type="string">
            <text:p><text:a xlink:href="http://www.python.org/doc/1.6/lib/modindex.html">doc</text:a></text:p>
          </table:table-cell>
          <table:table-cell office:value-type="string">
            <text:p><text:a xlink:href="http://www.python.org/doc/2.0/modindex.html">doc</text:a></text:p>
          </table:table-cell>
          <table:table-cell office:value-type="string">
            <text:p><text:a xlink:href="http://www.python.org/doc/2.1/modindex.html">doc</text:a></text:p>
          </table:table-cell>
          <table:table-cell office:value-type="string">
            <text:p><text:a xlink:href="http://www.python.org/doc/2.2/modindex.html">doc</text:a></text:p>
          </table:table-cell>
          <table:table-cell office:value-type="string">
            <text:p><text:a xlink:href="http://www.python.org/doc/2.3/modindex.html">doc</text:a></text:p>
          </table:table-cell>
          <table:table-cell office:value-type="string">
            <text:p><text:a xlink:href="http://www.python.org/doc/2.4/modindex.html">doc</text:a></text:p>
          </table:table-cell>
          <table:table-cell office:value-type="string">
            <text:p><text:a xlink:href="http://www.python.org/doc/2.5/modindex.html">doc</text:a></text:p>
          </table:table-cell>
          <table:table-cell table:number-columns-repeated="245"/>
        </table:table-row>
        <table:table-row-group>
          <table:table-row table:style-name="ro1">
            <table:table-cell table:style-name="ce4" office:value-type="string">
              <text:p>_winreg</text:p>
            </table:table-cell>
            <table:table-cell table:number-columns-repeated="4"/>
            <table:table-cell table:number-columns-repeated="6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table:style-name="ce4" office:value-type="string">
              <text:p>AE</text:p>
            </table:table-cell>
            <table:table-cell table:number-columns-repeated="4"/>
            <table:table-cell table:number-columns-repeated="2" office:value-type="string">
              <text:p>/</text:p>
            </table:table-cell>
            <table:table-cell table:number-columns-repeated="4"/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aepack (Mac)</text:p>
            </table:table-cell>
            <table:table-cell table:number-columns-repeated="4"/>
            <table:table-cell table:number-columns-repeated="6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aetools (Mac)</text:p>
            </table:table-cell>
            <table:table-cell table:number-columns-repeated="4"/>
            <table:table-cell table:number-columns-repeated="6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aetypes (Mac)</text:p>
            </table:table-cell>
            <table:table-cell table:number-columns-repeated="4"/>
            <table:table-cell table:number-columns-repeated="6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aifc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table:style-name="ce4" office:value-type="string">
              <text:p>AL (IRIX)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table:style-name="ce4" office:value-type="string">
              <text:p>al (IRIX)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anydbm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applesingle (Mac)</text:p>
            </table:table-cell>
            <table:table-cell table:number-columns-repeated="6"/>
            <table:table-cell table:number-columns-repeated="4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table:style-name="ce4" office:value-type="string">
              <text:p>array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/>
            <table:table-cell table:style-name="ce8" office:value-type="string">
              <text:p>/</text:p>
            </table:table-cell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asynchat</text:p>
            </table:table-cell>
            <table:table-cell table:number-columns-repeated="9"/>
            <table:table-cell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asyncore</text:p>
            </table:table-cell>
            <table:table-cell table:number-columns-repeated="4"/>
            <table:table-cell table:number-columns-repeated="6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atexit</text:p>
            </table:table-cell>
            <table:table-cell table:number-columns-repeated="4"/>
            <table:table-cell table:number-columns-repeated="6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audiodev</text:p>
            </table:table-cell>
            <table:table-cell table:number-columns-repeated="2"/>
            <table:table-cell table:number-columns-repeated="7" office:value-type="string">
              <text:p>/</text:p>
            </table:table-cell>
            <table:table-cell/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audioop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autoGIL (Mac)</text:p>
            </table:table-cell>
            <table:table-cell table:number-columns-repeated="9"/>
            <table:table-cell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table:style-name="ce4" office:value-type="string">
              <text:p>base64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BaseHTTPServer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table:style-name="ce4" office:value-type="string">
              <text:p>Bastion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bdb</text:p>
            </table:table-cell>
            <table:table-cell table:number-columns-repeated="2"/>
            <table:table-cell office:value-type="string">
              <text:p>hmm</text:p>
            </table:table-cell>
            <table:table-cell table:number-columns-repeated="7"/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binascii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number-columns-repeated="2" table:style-name="ce8" office:value-type="string">
              <text:p>/</text:p>
            </table:table-cell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binhex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table:style-name="ce4" office:value-type="string">
              <text:p>bisect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bsddb (Unix, Windows)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buildtools (Mac)</text:p>
            </table:table-cell>
            <table:table-cell table:number-columns-repeated="4"/>
            <table:table-cell table:number-columns-repeated="6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table:style-name="ce4" office:value-type="string">
              <text:p>bz2</text:p>
            </table:table-cell>
            <table:table-cell table:number-columns-repeated="9"/>
            <table:table-cell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table:style-name="ce4" office:value-type="string">
              <text:p>calendar</text:p>
            </table:table-cell>
            <table:table-cell table:number-columns-repeated="2"/>
            <table:table-cell office:value-type="string">
              <text:p>hmm</text:p>
            </table:table-cell>
            <table:table-cell table:number-columns-repeated="7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Carbon.AE (Mac)</text:p>
            </table:table-cell>
            <table:table-cell table:number-columns-repeated="6"/>
            <table:table-cell table:number-columns-repeated="4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Carbon.AH (Mac)</text:p>
            </table:table-cell>
            <table:table-cell table:number-columns-repeated="9"/>
            <table:table-cell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Carbon.App (Mac)</text:p>
            </table:table-cell>
            <table:table-cell table:number-columns-repeated="6"/>
            <table:table-cell table:number-columns-repeated="4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Carbon.CaronEvt (Mac)</text:p>
            </table:table-cell>
            <table:table-cell table:number-columns-repeated="9"/>
            <table:table-cell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Carbon.CF (Mac)</text:p>
            </table:table-cell>
            <table:table-cell table:number-columns-repeated="9"/>
            <table:table-cell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Carbon.CG (Mac)</text:p>
            </table:table-cell>
            <table:table-cell table:number-columns-repeated="9"/>
            <table:table-cell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Carbon.Cm (Mac)</text:p>
            </table:table-cell>
            <table:table-cell table:number-columns-repeated="6"/>
            <table:table-cell table:number-columns-repeated="4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Carbon.Ctl (Mac)</text:p>
            </table:table-cell>
            <table:table-cell table:number-columns-repeated="6"/>
            <table:table-cell table:number-columns-repeated="4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Carbon.Dlg (Mac)</text:p>
            </table:table-cell>
            <table:table-cell table:number-columns-repeated="6"/>
            <table:table-cell table:number-columns-repeated="4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Carbon.Evt (Mac)</text:p>
            </table:table-cell>
            <table:table-cell table:number-columns-repeated="6"/>
            <table:table-cell table:number-columns-repeated="4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Carbon.Fm (Mac)</text:p>
            </table:table-cell>
            <table:table-cell table:number-columns-repeated="6"/>
            <table:table-cell table:number-columns-repeated="4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Carbon.Folder (Mac)</text:p>
            </table:table-cell>
            <table:table-cell table:number-columns-repeated="9"/>
            <table:table-cell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Carbon.Help (Mac)</text:p>
            </table:table-cell>
            <table:table-cell table:number-columns-repeated="6"/>
            <table:table-cell table:number-columns-repeated="4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Carbon.List (Mac)</text:p>
            </table:table-cell>
            <table:table-cell table:number-columns-repeated="6"/>
            <table:table-cell table:number-columns-repeated="4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Carbon.Menu (Mac)</text:p>
            </table:table-cell>
            <table:table-cell table:number-columns-repeated="6"/>
            <table:table-cell table:number-columns-repeated="4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Carbon.Mlte (Mac)</text:p>
            </table:table-cell>
            <table:table-cell table:number-columns-repeated="6"/>
            <table:table-cell table:number-columns-repeated="4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Carbon.Qd (Mac)</text:p>
            </table:table-cell>
            <table:table-cell table:number-columns-repeated="6"/>
            <table:table-cell table:number-columns-repeated="4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Carbon.Qdoffs (Mac)</text:p>
            </table:table-cell>
            <table:table-cell table:number-columns-repeated="6"/>
            <table:table-cell table:number-columns-repeated="4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Carbon.Qt (Mac)</text:p>
            </table:table-cell>
            <table:table-cell table:number-columns-repeated="6"/>
            <table:table-cell table:number-columns-repeated="4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Carbon.Res (Mac)</text:p>
            </table:table-cell>
            <table:table-cell table:number-columns-repeated="6"/>
            <table:table-cell table:number-columns-repeated="4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Carbon.Scrap (Mac)</text:p>
            </table:table-cell>
            <table:table-cell table:number-columns-repeated="6"/>
            <table:table-cell table:number-columns-repeated="4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Carbon.Snd (Mac)</text:p>
            </table:table-cell>
            <table:table-cell table:number-columns-repeated="6"/>
            <table:table-cell table:number-columns-repeated="4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Carbon.TE (Mac)</text:p>
            </table:table-cell>
            <table:table-cell table:number-columns-repeated="6"/>
            <table:table-cell table:number-columns-repeated="4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Carbon.Win (Mac)</text:p>
            </table:table-cell>
            <table:table-cell table:number-columns-repeated="6"/>
            <table:table-cell table:number-columns-repeated="4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cd (IRIX)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cfmfile (Mac)</text:p>
            </table:table-cell>
            <table:table-cell table:number-columns-repeated="4"/>
            <table:table-cell table:number-columns-repeated="6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cgi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CGIHTTPServer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cgitb</text:p>
            </table:table-cell>
            <table:table-cell table:number-columns-repeated="6"/>
            <table:table-cell table:number-columns-repeated="4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table:style-name="ce4" office:value-type="string">
              <text:p>chunk</text:p>
            </table:table-cell>
            <table:table-cell table:number-columns-repeated="4"/>
            <table:table-cell table:number-columns-repeated="6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table:style-name="ce4" office:value-type="string">
              <text:p>Cm (Cm)</text:p>
            </table:table-cell>
            <table:table-cell table:number-columns-repeated="4"/>
            <table:table-cell office:value-type="string">
              <text:p>/</text:p>
            </table:table-cell>
            <table:table-cell table:number-columns-repeated="5"/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cmath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cmd</text:p>
            </table:table-cell>
            <table:table-cell table:number-columns-repeated="2"/>
            <table:table-cell office:value-type="string">
              <text:p>hmm</text:p>
            </table:table-cell>
            <table:table-cell table:number-columns-repeated="7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cmp</text:p>
            </table:table-cell>
            <table:table-cell table:number-columns-repeated="2"/>
            <table:table-cell office:value-type="string">
              <text:p>hmm</text:p>
            </table:table-cell>
            <table:table-cell table:number-columns-repeated="7"/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cmpcache</text:p>
            </table:table-cell>
            <table:table-cell table:number-columns-repeated="2"/>
            <table:table-cell office:value-type="string">
              <text:p>hmm</text:p>
            </table:table-cell>
            <table:table-cell table:number-columns-repeated="7"/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table:style-name="ce4" office:value-type="string">
              <text:p>code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table:style-name="ce4" office:value-type="string">
              <text:p>codecs</text:p>
            </table:table-cell>
            <table:table-cell table:number-columns-repeated="4"/>
            <table:table-cell table:number-columns-repeated="6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codeop</text:p>
            </table:table-cell>
            <table:table-cell table:number-columns-repeated="4"/>
            <table:table-cell table:number-columns-repeated="6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table:style-name="ce4" office:value-type="string">
              <text:p>collections</text:p>
            </table:table-cell>
            <table:table-cell table:number-columns-repeated="8"/>
            <table:table-cell table:number-columns-repeated="2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number-columns-repeated="2" table:style-name="ce8" office:value-type="string">
              <text:p>/</text:p>
            </table:table-cell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ColorPicker (Mac)</text:p>
            </table:table-cell>
            <table:table-cell table:number-columns-repeated="5"/>
            <table:table-cell table:number-columns-repeated="5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colorsys</text:p>
            </table:table-cell>
            <table:table-cell table:number-columns-repeated="2"/>
            <table:table-cell office:value-type="string">
              <text:p>hmm</text:p>
            </table:table-cell>
            <table:table-cell table:number-columns-repeated="7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table:style-name="ce4" office:value-type="string">
              <text:p>commands (Unix)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compileall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table:style-name="ce4" office:value-type="string">
              <text:p>compiler</text:p>
            </table:table-cell>
            <table:table-cell table:number-columns-repeated="6"/>
            <table:table-cell table:number-columns-repeated="4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compiler.ast</text:p>
            </table:table-cell>
            <table:table-cell table:number-columns-repeated="6"/>
            <table:table-cell table:number-columns-repeated="4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compiler.visitor</text:p>
            </table:table-cell>
            <table:table-cell table:number-columns-repeated="6"/>
            <table:table-cell table:number-columns-repeated="4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ConfigParser</text:p>
            </table:table-cell>
            <table:table-cell table:number-columns-repeated="2"/>
            <table:table-cell office:value-type="string">
              <text:p>hmm</text:p>
            </table:table-cell>
            <table:table-cell table:number-columns-repeated="7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contextlib</text:p>
            </table:table-cell>
            <table:table-cell table:number-columns-repeated="9"/>
            <table:table-cell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table:style-name="ce4" office:value-type="string">
              <text:p>Cookie</text:p>
            </table:table-cell>
            <table:table-cell table:number-columns-repeated="4"/>
            <table:table-cell table:number-columns-repeated="6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cookielib</text:p>
            </table:table-cell>
            <table:table-cell table:number-columns-repeated="8"/>
            <table:table-cell table:number-columns-repeated="2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table:style-name="ce4" office:value-type="string">
              <text:p>copy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table:style-name="ce4" office:value-type="string">
              <text:p>copy_reg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number-columns-repeated="2" table:style-name="ce8" office:value-type="string">
              <text:p>/</text:p>
            </table:table-cell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cPickle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number-columns-repeated="2" table:style-name="ce8" office:value-type="string">
              <text:p>/</text:p>
            </table:table-cell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cProfile</text:p>
            </table:table-cell>
            <table:table-cell table:number-columns-repeated="9"/>
            <table:table-cell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table:style-name="ce4" office:value-type="string">
              <text:p>crypt (Unix)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cStringIO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number-columns-repeated="2" table:style-name="ce8" office:value-type="string">
              <text:p>/</text:p>
            </table:table-cell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csv</text:p>
            </table:table-cell>
            <table:table-cell table:number-columns-repeated="9"/>
            <table:table-cell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ctb</text:p>
            </table:table-cell>
            <table:table-cell table:number-columns-repeated="2"/>
            <table:table-cell office:value-type="string">
              <text:p>/</text:p>
            </table:table-cell>
            <table:table-cell table:number-columns-repeated="7"/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ctypes</text:p>
            </table:table-cell>
            <table:table-cell table:number-columns-repeated="9"/>
            <table:table-cell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table:style-name="ce4" office:value-type="string">
              <text:p>curses</text:p>
            </table:table-cell>
            <table:table-cell table:number-columns-repeated="2"/>
            <table:table-cell office:value-type="string">
              <text:p>?</text:p>
            </table:table-cell>
            <table:table-cell table:number-columns-repeated="7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curses.ascii</text:p>
            </table:table-cell>
            <table:table-cell table:number-columns-repeated="2"/>
            <table:table-cell office:value-type="string">
              <text:p>?</text:p>
            </table:table-cell>
            <table:table-cell/>
            <table:table-cell table:number-columns-repeated="6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curses.panel</text:p>
            </table:table-cell>
            <table:table-cell table:number-columns-repeated="5"/>
            <table:table-cell table:number-columns-repeated="5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curses.textpad</text:p>
            </table:table-cell>
            <table:table-cell table:number-columns-repeated="2"/>
            <table:table-cell office:value-type="string">
              <text:p>?</text:p>
            </table:table-cell>
            <table:table-cell/>
            <table:table-cell table:number-columns-repeated="6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curses.wrapper</text:p>
            </table:table-cell>
            <table:table-cell table:number-columns-repeated="2"/>
            <table:table-cell office:value-type="string">
              <text:p>?</text:p>
            </table:table-cell>
            <table:table-cell/>
            <table:table-cell table:number-columns-repeated="6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datetime</text:p>
            </table:table-cell>
            <table:table-cell table:number-columns-repeated="9"/>
            <table:table-cell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number-columns-repeated="2" table:style-name="ce8" office:value-type="string">
              <text:p>/</text:p>
            </table:table-cell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dbhash (Unix, Windows)</text:p>
            </table:table-cell>
            <table:table-cell table:number-columns-repeated="2"/>
            <table:table-cell office:value-type="string">
              <text:p>hmm</text:p>
            </table:table-cell>
            <table:table-cell table:number-columns-repeated="7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dbm (Unix)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table:style-name="ce4" office:value-type="string">
              <text:p>decimal</text:p>
            </table:table-cell>
            <table:table-cell table:number-columns-repeated="9"/>
            <table:table-cell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table:style-name="ce4" office:value-type="string">
              <text:p>DEVICE (IRIX)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difflib</text:p>
            </table:table-cell>
            <table:table-cell table:number-columns-repeated="5"/>
            <table:table-cell table:number-columns-repeated="5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dircache</text:p>
            </table:table-cell>
            <table:table-cell table:number-columns-repeated="2"/>
            <table:table-cell office:value-type="string">
              <text:p>hmm</text:p>
            </table:table-cell>
            <table:table-cell table:number-columns-repeated="7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dircmp</text:p>
            </table:table-cell>
            <table:table-cell table:number-columns-repeated="2"/>
            <table:table-cell office:value-type="string">
              <text:p>hmm</text:p>
            </table:table-cell>
            <table:table-cell table:number-columns-repeated="7"/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table:style-name="ce4" office:value-type="string">
              <text:p>dis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distutils</text:p>
            </table:table-cell>
            <table:table-cell table:number-columns-repeated="3"/>
            <table:table-cell table:number-columns-repeated="7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distutils.archive_util</text:p>
            </table:table-cell>
            <table:table-cell table:number-columns-repeated="3"/>
            <table:table-cell table:number-columns-repeated="7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distutils.bcppcompiler</text:p>
            </table:table-cell>
            <table:table-cell table:number-columns-repeated="3"/>
            <table:table-cell table:number-columns-repeated="7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distutils.ccompiler</text:p>
            </table:table-cell>
            <table:table-cell table:number-columns-repeated="3"/>
            <table:table-cell table:number-columns-repeated="7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distutils.cmd</text:p>
            </table:table-cell>
            <table:table-cell table:number-columns-repeated="3"/>
            <table:table-cell table:number-columns-repeated="7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distutils.command</text:p>
            </table:table-cell>
            <table:table-cell table:number-columns-repeated="3"/>
            <table:table-cell table:number-columns-repeated="7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distutils.command.bdist</text:p>
            </table:table-cell>
            <table:table-cell table:number-columns-repeated="3"/>
            <table:table-cell table:number-columns-repeated="7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distutils.command.bdist_dumb</text:p>
            </table:table-cell>
            <table:table-cell table:number-columns-repeated="3"/>
            <table:table-cell table:number-columns-repeated="7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distutils.command.bdist_packager</text:p>
            </table:table-cell>
            <table:table-cell table:number-columns-repeated="4"/>
            <table:table-cell table:number-columns-repeated="5" office:value-type="string">
              <text:p>?</text:p>
            </table:table-cell>
            <table:table-cell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distutils.command.bdist_rpm</text:p>
            </table:table-cell>
            <table:table-cell table:number-columns-repeated="3"/>
            <table:table-cell table:number-columns-repeated="7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distutils.command.bdist_wininst</text:p>
            </table:table-cell>
            <table:table-cell table:number-columns-repeated="3"/>
            <table:table-cell table:number-columns-repeated="7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distutils.command.build</text:p>
            </table:table-cell>
            <table:table-cell table:number-columns-repeated="3"/>
            <table:table-cell table:number-columns-repeated="7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distutils.command.build_clib</text:p>
            </table:table-cell>
            <table:table-cell table:number-columns-repeated="3"/>
            <table:table-cell table:number-columns-repeated="7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distutils.command.build_ext</text:p>
            </table:table-cell>
            <table:table-cell table:number-columns-repeated="3"/>
            <table:table-cell table:number-columns-repeated="7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distutils.command.build_py</text:p>
            </table:table-cell>
            <table:table-cell table:number-columns-repeated="3"/>
            <table:table-cell table:number-columns-repeated="7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distutils.command.build_scripts</text:p>
            </table:table-cell>
            <table:table-cell table:number-columns-repeated="3"/>
            <table:table-cell table:number-columns-repeated="7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distutils.command.clean</text:p>
            </table:table-cell>
            <table:table-cell table:number-columns-repeated="3"/>
            <table:table-cell table:number-columns-repeated="7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distutils.command.config</text:p>
            </table:table-cell>
            <table:table-cell table:number-columns-repeated="3"/>
            <table:table-cell table:number-columns-repeated="7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distutils.command.install</text:p>
            </table:table-cell>
            <table:table-cell table:number-columns-repeated="3"/>
            <table:table-cell table:number-columns-repeated="7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distutils.command.install_data</text:p>
            </table:table-cell>
            <table:table-cell table:number-columns-repeated="3"/>
            <table:table-cell table:number-columns-repeated="7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distutils.command.install_headers</text:p>
            </table:table-cell>
            <table:table-cell table:number-columns-repeated="3"/>
            <table:table-cell table:number-columns-repeated="7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distutils.command.install_lib</text:p>
            </table:table-cell>
            <table:table-cell table:number-columns-repeated="3"/>
            <table:table-cell table:number-columns-repeated="7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distutils.command.install_scripts</text:p>
            </table:table-cell>
            <table:table-cell table:number-columns-repeated="3"/>
            <table:table-cell table:number-columns-repeated="7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distutils.command.register</text:p>
            </table:table-cell>
            <table:table-cell table:number-columns-repeated="4"/>
            <table:table-cell table:number-columns-repeated="5" office:value-type="string">
              <text:p>?</text:p>
            </table:table-cell>
            <table:table-cell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distutils.command.sdist</text:p>
            </table:table-cell>
            <table:table-cell table:number-columns-repeated="3"/>
            <table:table-cell table:number-columns-repeated="7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distutils.core</text:p>
            </table:table-cell>
            <table:table-cell table:number-columns-repeated="3"/>
            <table:table-cell table:number-columns-repeated="7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distutils.cygwinccompiler</text:p>
            </table:table-cell>
            <table:table-cell table:number-columns-repeated="3"/>
            <table:table-cell table:number-columns-repeated="7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distutils.debug</text:p>
            </table:table-cell>
            <table:table-cell table:number-columns-repeated="4"/>
            <table:table-cell table:number-columns-repeated="5" office:value-type="string">
              <text:p>?</text:p>
            </table:table-cell>
            <table:table-cell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distutils.dep_util</text:p>
            </table:table-cell>
            <table:table-cell table:number-columns-repeated="3"/>
            <table:table-cell table:number-columns-repeated="7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distutils.dir_util</text:p>
            </table:table-cell>
            <table:table-cell table:number-columns-repeated="3"/>
            <table:table-cell table:number-columns-repeated="7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distutils.dist</text:p>
            </table:table-cell>
            <table:table-cell table:number-columns-repeated="3"/>
            <table:table-cell table:number-columns-repeated="7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distutils.emxccompiler</text:p>
            </table:table-cell>
            <table:table-cell table:number-columns-repeated="4"/>
            <table:table-cell table:number-columns-repeated="5" office:value-type="string">
              <text:p>?</text:p>
            </table:table-cell>
            <table:table-cell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distutils.errors</text:p>
            </table:table-cell>
            <table:table-cell table:number-columns-repeated="3"/>
            <table:table-cell table:number-columns-repeated="7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distutils.extension</text:p>
            </table:table-cell>
            <table:table-cell table:number-columns-repeated="3"/>
            <table:table-cell table:number-columns-repeated="7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distutils.fancy_getopt</text:p>
            </table:table-cell>
            <table:table-cell table:number-columns-repeated="3"/>
            <table:table-cell table:number-columns-repeated="7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distutils.file_util</text:p>
            </table:table-cell>
            <table:table-cell table:number-columns-repeated="3"/>
            <table:table-cell table:number-columns-repeated="7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distutils.filelist</text:p>
            </table:table-cell>
            <table:table-cell table:number-columns-repeated="3"/>
            <table:table-cell table:number-columns-repeated="7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distutils.log</text:p>
            </table:table-cell>
            <table:table-cell table:number-columns-repeated="4"/>
            <table:table-cell table:number-columns-repeated="5" office:value-type="string">
              <text:p>?</text:p>
            </table:table-cell>
            <table:table-cell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distutils.msvccompiler</text:p>
            </table:table-cell>
            <table:table-cell table:number-columns-repeated="3"/>
            <table:table-cell table:number-columns-repeated="7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distutils.mwerkscompiler</text:p>
            </table:table-cell>
            <table:table-cell table:number-columns-repeated="4"/>
            <table:table-cell table:number-columns-repeated="5" office:value-type="string">
              <text:p>?</text:p>
            </table:table-cell>
            <table:table-cell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distutils.spawn</text:p>
            </table:table-cell>
            <table:table-cell table:number-columns-repeated="3"/>
            <table:table-cell table:number-columns-repeated="7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distutils.sysconfig</text:p>
            </table:table-cell>
            <table:table-cell table:number-columns-repeated="3"/>
            <table:table-cell table:number-columns-repeated="7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distutils.text_file</text:p>
            </table:table-cell>
            <table:table-cell table:number-columns-repeated="3"/>
            <table:table-cell table:number-columns-repeated="7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distutils.unixccompiler</text:p>
            </table:table-cell>
            <table:table-cell table:number-columns-repeated="3"/>
            <table:table-cell table:number-columns-repeated="7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distutils.util</text:p>
            </table:table-cell>
            <table:table-cell table:number-columns-repeated="3"/>
            <table:table-cell table:number-columns-repeated="7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distutils.version</text:p>
            </table:table-cell>
            <table:table-cell table:number-columns-repeated="3"/>
            <table:table-cell table:number-columns-repeated="7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dl (Unix)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Dlg (Mac)</text:p>
            </table:table-cell>
            <table:table-cell table:number-columns-repeated="4"/>
            <table:table-cell office:value-type="string">
              <text:p>/</text:p>
            </table:table-cell>
            <table:table-cell table:number-columns-repeated="5"/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doctest</text:p>
            </table:table-cell>
            <table:table-cell table:number-columns-repeated="5"/>
            <table:table-cell table:number-columns-repeated="5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DocXMLRPCServer</text:p>
            </table:table-cell>
            <table:table-cell table:number-columns-repeated="9"/>
            <table:table-cell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dospath</text:p>
            </table:table-cell>
            <table:table-cell table:number-columns-repeated="2"/>
            <table:table-cell table:number-columns-repeated="7" office:value-type="string">
              <text:p>/</text:p>
            </table:table-cell>
            <table:table-cell/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dumbdbm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table:style-name="ce4" office:value-type="string">
              <text:p>dummy_thread</text:p>
            </table:table-cell>
            <table:table-cell table:number-columns-repeated="9"/>
            <table:table-cell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table:style-name="ce4" office:value-type="string">
              <text:p>dummy_threading</text:p>
            </table:table-cell>
            <table:table-cell table:number-columns-repeated="9"/>
            <table:table-cell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table:style-name="ce4" office:value-type="string">
              <text:p>dump</text:p>
            </table:table-cell>
            <table:table-cell table:number-columns-repeated="2"/>
            <table:table-cell office:value-type="string">
              <text:p>/</text:p>
            </table:table-cell>
            <table:table-cell table:number-columns-repeated="7"/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EasyDialogs (Mac)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table:style-name="ce4" office:value-type="string">
              <text:p>email</text:p>
            </table:table-cell>
            <table:table-cell table:number-columns-repeated="6"/>
            <table:table-cell table:number-columns-repeated="4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email.charset</text:p>
            </table:table-cell>
            <table:table-cell table:number-columns-repeated="9"/>
            <table:table-cell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email.encoders</text:p>
            </table:table-cell>
            <table:table-cell table:number-columns-repeated="6"/>
            <table:table-cell table:number-columns-repeated="4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email.errors</text:p>
            </table:table-cell>
            <table:table-cell table:number-columns-repeated="6"/>
            <table:table-cell table:number-columns-repeated="4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email.generator</text:p>
            </table:table-cell>
            <table:table-cell table:number-columns-repeated="6"/>
            <table:table-cell table:number-columns-repeated="4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email.header</text:p>
            </table:table-cell>
            <table:table-cell table:number-columns-repeated="9"/>
            <table:table-cell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email.iterators</text:p>
            </table:table-cell>
            <table:table-cell table:number-columns-repeated="6"/>
            <table:table-cell table:number-columns-repeated="4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email.message</text:p>
            </table:table-cell>
            <table:table-cell table:number-columns-repeated="6"/>
            <table:table-cell table:number-columns-repeated="4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email.mime</text:p>
            </table:table-cell>
            <table:table-cell table:number-columns-repeated="9"/>
            <table:table-cell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email.mime.audio</text:p>
            </table:table-cell>
            <table:table-cell table:number-columns-repeated="9"/>
            <table:table-cell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email.mime.base</text:p>
            </table:table-cell>
            <table:table-cell table:number-columns-repeated="9"/>
            <table:table-cell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email.mime.image</text:p>
            </table:table-cell>
            <table:table-cell table:number-columns-repeated="9"/>
            <table:table-cell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email.mime.message</text:p>
            </table:table-cell>
            <table:table-cell table:number-columns-repeated="9"/>
            <table:table-cell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email.mime.multipart</text:p>
            </table:table-cell>
            <table:table-cell table:number-columns-repeated="9"/>
            <table:table-cell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email.mime.nonmultipart</text:p>
            </table:table-cell>
            <table:table-cell table:number-columns-repeated="9"/>
            <table:table-cell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email.mime.text</text:p>
            </table:table-cell>
            <table:table-cell table:number-columns-repeated="9"/>
            <table:table-cell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email.parser</text:p>
            </table:table-cell>
            <table:table-cell table:number-columns-repeated="6"/>
            <table:table-cell table:number-columns-repeated="4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email.utils</text:p>
            </table:table-cell>
            <table:table-cell table:number-columns-repeated="6"/>
            <table:table-cell table:number-columns-repeated="4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encodings.idna</text:p>
            </table:table-cell>
            <table:table-cell table:number-columns-repeated="9"/>
            <table:table-cell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errno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number-columns-repeated="2" table:style-name="ce8" office:value-type="string">
              <text:p>/</text:p>
            </table:table-cell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Evt (Mac)</text:p>
            </table:table-cell>
            <table:table-cell table:number-columns-repeated="4"/>
            <table:table-cell office:value-type="string">
              <text:p>/</text:p>
            </table:table-cell>
            <table:table-cell table:number-columns-repeated="5"/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table:style-name="ce4" office:value-type="string">
              <text:p>exceptions</text:p>
            </table:table-cell>
            <table:table-cell table:number-columns-repeated="6"/>
            <table:table-cell table:number-columns-repeated="4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number-columns-repeated="2" table:style-name="ce8" office:value-type="string">
              <text:p>/</text:p>
            </table:table-cell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fcntl (Unix)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filecmp</text:p>
            </table:table-cell>
            <table:table-cell table:number-columns-repeated="4"/>
            <table:table-cell table:number-columns-repeated="6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fileinput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table:style-name="ce4" office:value-type="string">
              <text:p>find</text:p>
            </table:table-cell>
            <table:table-cell table:number-columns-repeated="2"/>
            <table:table-cell office:value-type="string">
              <text:p>?</text:p>
            </table:table-cell>
            <table:table-cell table:number-columns-repeated="7"/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findertools (Mac)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table:style-name="ce4" office:value-type="string">
              <text:p>FL (IRIX)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fl (IRIX)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flp (IRIX)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fm (IRIX)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fnmatch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table:style-name="ce4" office:value-type="string">
              <text:p>formatter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fpectl (Unix)</text:p>
            </table:table-cell>
            <table:table-cell table:number-columns-repeated="6"/>
            <table:table-cell table:number-columns-repeated="4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fpformat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FrameWork (Mac)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ftplib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functools</text:p>
            </table:table-cell>
            <table:table-cell table:number-columns-repeated="9"/>
            <table:table-cell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gc</text:p>
            </table:table-cell>
            <table:table-cell table:number-columns-repeated="4"/>
            <table:table-cell table:number-columns-repeated="6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number-columns-repeated="2" table:style-name="ce8" office:value-type="string">
              <text:p>/</text:p>
            </table:table-cell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gdbm (Unix)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gensuitemodule (Mac)</text:p>
            </table:table-cell>
            <table:table-cell table:number-columns-repeated="9"/>
            <table:table-cell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getopt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getpass</text:p>
            </table:table-cell>
            <table:table-cell table:number-columns-repeated="4"/>
            <table:table-cell table:number-columns-repeated="6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gettext</text:p>
            </table:table-cell>
            <table:table-cell table:number-columns-repeated="4"/>
            <table:table-cell table:number-columns-repeated="6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table:style-name="ce4" office:value-type="string">
              <text:p>GL (IRIX)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gl (IRIX)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table:style-name="ce4" office:value-type="string">
              <text:p>glob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gopherlib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grep</text:p>
            </table:table-cell>
            <table:table-cell table:number-columns-repeated="2"/>
            <table:table-cell office:value-type="string">
              <text:p>?</text:p>
            </table:table-cell>
            <table:table-cell table:number-columns-repeated="7"/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grp (Unix)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gzip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hashlib</text:p>
            </table:table-cell>
            <table:table-cell table:number-columns-repeated="9"/>
            <table:table-cell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heapq</text:p>
            </table:table-cell>
            <table:table-cell table:number-columns-repeated="9"/>
            <table:table-cell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hmac</text:p>
            </table:table-cell>
            <table:table-cell table:number-columns-repeated="6"/>
            <table:table-cell table:number-columns-repeated="4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table:style-name="ce4" office:value-type="string">
              <text:p>hotshot</text:p>
            </table:table-cell>
            <table:table-cell table:number-columns-repeated="9"/>
            <table:table-cell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hotshot.stats</text:p>
            </table:table-cell>
            <table:table-cell table:number-columns-repeated="9"/>
            <table:table-cell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htmlentitydefs</text:p>
            </table:table-cell>
            <table:table-cell table:number-columns-repeated="4"/>
            <table:table-cell table:number-columns-repeated="6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htmllib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HTMLParser</text:p>
            </table:table-cell>
            <table:table-cell table:number-columns-repeated="6"/>
            <table:table-cell table:number-columns-repeated="4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httplib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ic (Mac)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icopen (Mac)</text:p>
            </table:table-cell>
            <table:table-cell table:number-columns-repeated="4"/>
            <table:table-cell table:number-columns-repeated="6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ihooks</text:p>
            </table:table-cell>
            <table:table-cell table:number-columns-repeated="2"/>
            <table:table-cell office:value-type="string">
              <text:p>hmm</text:p>
            </table:table-cell>
            <table:table-cell table:number-columns-repeated="7"/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imageop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imaplib</text:p>
            </table:table-cell>
            <table:table-cell table:number-columns-repeated="4"/>
            <table:table-cell table:number-columns-repeated="6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imgfile (IRIX)</text:p>
            </table:table-cell>
            <table:table-cell table:number-columns-repeated="4"/>
            <table:table-cell table:number-columns-repeated="6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imghdr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table:style-name="ce4" office:value-type="string">
              <text:p>imp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number-columns-repeated="2" table:style-name="ce8" office:value-type="string">
              <text:p>/</text:p>
            </table:table-cell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table:style-name="ce4" office:value-type="string">
              <text:p>inspect</text:p>
            </table:table-cell>
            <table:table-cell table:number-columns-repeated="5"/>
            <table:table-cell table:number-columns-repeated="5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itertools</text:p>
            </table:table-cell>
            <table:table-cell table:number-columns-repeated="9"/>
            <table:table-cell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number-columns-repeated="2" table:style-name="ce8" office:value-type="string">
              <text:p>/</text:p>
            </table:table-cell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jpeg (IRIX)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table:style-name="ce4" office:value-type="string">
              <text:p>keyword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linecache</text:p>
            </table:table-cell>
            <table:table-cell table:number-columns-repeated="2"/>
            <table:table-cell office:value-type="string">
              <text:p>hmm</text:p>
            </table:table-cell>
            <table:table-cell table:number-columns-repeated="7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table:style-name="ce4" office:value-type="string">
              <text:p>locale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table:style-name="ce4" office:value-type="string">
              <text:p>logging</text:p>
            </table:table-cell>
            <table:table-cell table:number-columns-repeated="9"/>
            <table:table-cell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macconsole</text:p>
            </table:table-cell>
            <table:table-cell table:number-columns-repeated="2"/>
            <table:table-cell table:number-columns-repeated="7" office:value-type="string">
              <text:p>?</text:p>
            </table:table-cell>
            <table:table-cell/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macdnr</text:p>
            </table:table-cell>
            <table:table-cell table:number-columns-repeated="4"/>
            <table:table-cell office:value-type="string">
              <text:p>/</text:p>
            </table:table-cell>
            <table:table-cell table:number-columns-repeated="5"/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macerrors (Mac)</text:p>
            </table:table-cell>
            <table:table-cell table:number-columns-repeated="4"/>
            <table:table-cell table:number-columns-repeated="6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macfs (Mac)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macfsn (Mac)</text:p>
            </table:table-cell>
            <table:table-cell table:number-columns-repeated="4"/>
            <table:table-cell office:value-type="string">
              <text:p>/</text:p>
            </table:table-cell>
            <table:table-cell table:number-columns-repeated="8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MacOS (Mac)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macostools (Mac)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macpath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macresource (Mac)</text:p>
            </table:table-cell>
            <table:table-cell table:number-columns-repeated="6"/>
            <table:table-cell table:number-columns-repeated="4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macspeech</text:p>
            </table:table-cell>
            <table:table-cell table:number-columns-repeated="2"/>
            <table:table-cell table:number-columns-repeated="7" office:value-type="string">
              <text:p>/</text:p>
            </table:table-cell>
            <table:table-cell/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mactcp</text:p>
            </table:table-cell>
            <table:table-cell table:number-columns-repeated="2"/>
            <table:table-cell table:number-columns-repeated="4" office:value-type="string">
              <text:p>/</text:p>
            </table:table-cell>
            <table:table-cell table:number-columns-repeated="4"/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mactty (Mac)</text:p>
            </table:table-cell>
            <table:table-cell table:number-columns-repeated="4"/>
            <table:table-cell table:number-columns-repeated="3" office:value-type="string">
              <text:p>/</text:p>
            </table:table-cell>
            <table:table-cell table:number-columns-repeated="3"/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table:style-name="ce4" office:value-type="string">
              <text:p>mailbox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mailcap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table:style-name="ce4" office:value-type="string">
              <text:p>marshal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number-columns-repeated="2" table:style-name="ce8" office:value-type="string">
              <text:p>/</text:p>
            </table:table-cell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math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number-columns-repeated="2" table:style-name="ce8" office:value-type="string">
              <text:p>/</text:p>
            </table:table-cell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table:style-name="ce4" office:value-type="string">
              <text:p>md5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/>
            <table:table-cell table:style-name="ce8" office:value-type="string">
              <text:p>/</text:p>
            </table:table-cell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mhlib</text:p>
            </table:table-cell>
            <table:table-cell table:number-columns-repeated="2"/>
            <table:table-cell office:value-type="string">
              <text:p>hmm</text:p>
            </table:table-cell>
            <table:table-cell table:number-columns-repeated="7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mimetools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mimetypes</text:p>
            </table:table-cell>
            <table:table-cell table:number-columns-repeated="4"/>
            <table:table-cell table:number-columns-repeated="6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MimeWriter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mimify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MiniAEFrame (Mac)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mmap</text:p>
            </table:table-cell>
            <table:table-cell table:number-columns-repeated="4"/>
            <table:table-cell table:number-columns-repeated="6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modulefinder</text:p>
            </table:table-cell>
            <table:table-cell table:number-columns-repeated="9"/>
            <table:table-cell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mpz</text:p>
            </table:table-cell>
            <table:table-cell table:number-columns-repeated="4"/>
            <table:table-cell table:number-columns-repeated="4" office:value-type="string">
              <text:p>/</text:p>
            </table:table-cell>
            <table:table-cell table:number-columns-repeated="2"/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msilib (Windows)</text:p>
            </table:table-cell>
            <table:table-cell table:number-columns-repeated="9"/>
            <table:table-cell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msvcrt (Windows)</text:p>
            </table:table-cell>
            <table:table-cell table:number-columns-repeated="4"/>
            <table:table-cell table:number-columns-repeated="6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multifile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mutex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Nav (Mac)</text:p>
            </table:table-cell>
            <table:table-cell table:number-columns-repeated="6"/>
            <table:table-cell table:number-columns-repeated="4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netrc</text:p>
            </table:table-cell>
            <table:table-cell table:number-columns-repeated="4"/>
            <table:table-cell table:number-columns-repeated="6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table:style-name="ce4" office:value-type="string">
              <text:p>new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ni</text:p>
            </table:table-cell>
            <table:table-cell table:number-columns-repeated="2"/>
            <table:table-cell table:number-columns-repeated="2" office:value-type="string">
              <text:p>/</text:p>
            </table:table-cell>
            <table:table-cell table:number-columns-repeated="2" office:value-type="string">
              <text:p>?</text:p>
            </table:table-cell>
            <table:table-cell table:number-columns-repeated="4"/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nis (UNIX)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nntplib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ntpath</text:p>
            </table:table-cell>
            <table:table-cell table:number-columns-repeated="2"/>
            <table:table-cell table:number-columns-repeated="7" office:value-type="string">
              <text:p>/</text:p>
            </table:table-cell>
            <table:table-cell/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table:style-name="ce4" office:value-type="string">
              <text:p>operator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number-columns-repeated="2" table:style-name="ce8" office:value-type="string">
              <text:p>/</text:p>
            </table:table-cell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optparse</text:p>
            </table:table-cell>
            <table:table-cell table:number-columns-repeated="9"/>
            <table:table-cell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os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os.path</text:p>
            </table:table-cell>
            <table:table-cell table:number-columns-repeated="4"/>
            <table:table-cell table:number-columns-repeated="6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ossaudiodev (Linux, FreeBSD)</text:p>
            </table:table-cell>
            <table:table-cell table:number-columns-repeated="9"/>
            <table:table-cell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packmail</text:p>
            </table:table-cell>
            <table:table-cell table:number-columns-repeated="2"/>
            <table:table-cell office:value-type="string">
              <text:p>/</text:p>
            </table:table-cell>
            <table:table-cell table:number-columns-repeated="7"/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table:style-name="ce4" office:value-type="string">
              <text:p>parser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pdb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table:style-name="ce4" office:value-type="string">
              <text:p>pickle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pickletools</text:p>
            </table:table-cell>
            <table:table-cell table:number-columns-repeated="9"/>
            <table:table-cell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table:style-name="ce4" office:value-type="string">
              <text:p>pipes (Unix)</text:p>
            </table:table-cell>
            <table:table-cell table:number-columns-repeated="2"/>
            <table:table-cell office:value-type="string">
              <text:p>hmm</text:p>
            </table:table-cell>
            <table:table-cell table:number-columns-repeated="2" office:value-type="string">
              <text:p>/</text:p>
            </table:table-cell>
            <table:table-cell table:number-columns-repeated="4" office:value-type="string">
              <text:p>?</text:p>
            </table:table-cell>
            <table:table-cell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PixMapWrapper (Mac)</text:p>
            </table:table-cell>
            <table:table-cell table:number-columns-repeated="4"/>
            <table:table-cell table:number-columns-repeated="6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pkgutil</text:p>
            </table:table-cell>
            <table:table-cell table:number-columns-repeated="9"/>
            <table:table-cell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table:style-name="ce4" office:value-type="string">
              <text:p>platform</text:p>
            </table:table-cell>
            <table:table-cell table:number-columns-repeated="9"/>
            <table:table-cell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table:style-name="ce4" office:value-type="string">
              <text:p>poly</text:p>
            </table:table-cell>
            <table:table-cell table:number-columns-repeated="2"/>
            <table:table-cell office:value-type="string">
              <text:p>?</text:p>
            </table:table-cell>
            <table:table-cell table:number-columns-repeated="7"/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table:style-name="ce4" office:value-type="string">
              <text:p>popen2 (Unix, Windows)</text:p>
            </table:table-cell>
            <table:table-cell table:number-columns-repeated="2"/>
            <table:table-cell office:value-type="string">
              <text:p>hmm</text:p>
            </table:table-cell>
            <table:table-cell table:number-columns-repeated="7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poplib</text:p>
            </table:table-cell>
            <table:table-cell table:number-columns-repeated="4"/>
            <table:table-cell table:number-columns-repeated="6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posix (Unix)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posixfile (Unix)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posixpath</text:p>
            </table:table-cell>
            <table:table-cell table:number-columns-repeated="2"/>
            <table:table-cell table:number-columns-repeated="7" office:value-type="string">
              <text:p>/</text:p>
            </table:table-cell>
            <table:table-cell/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pprint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table:style-name="ce4" office:value-type="string">
              <text:p>profile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pstats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pty (IRIX, Linux)</text:p>
            </table:table-cell>
            <table:table-cell table:number-columns-repeated="2"/>
            <table:table-cell office:value-type="string">
              <text:p>hmm</text:p>
            </table:table-cell>
            <table:table-cell table:number-columns-repeated="7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pwd (Unix)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py_compile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py_resource (Mac)</text:p>
            </table:table-cell>
            <table:table-cell table:number-columns-repeated="4"/>
            <table:table-cell table:number-columns-repeated="3" office:value-type="string">
              <text:p>/</text:p>
            </table:table-cell>
            <table:table-cell table:number-columns-repeated="2" office:value-type="string">
              <text:p>?</text:p>
            </table:table-cell>
            <table:table-cell/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pyclbr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pydoc</text:p>
            </table:table-cell>
            <table:table-cell table:number-columns-repeated="5"/>
            <table:table-cell table:number-columns-repeated="5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pythonprefs (Mac)</text:p>
            </table:table-cell>
            <table:table-cell table:number-columns-repeated="4"/>
            <table:table-cell table:number-columns-repeated="2" office:value-type="string">
              <text:p>?</text:p>
            </table:table-cell>
            <table:table-cell office:value-type="string">
              <text:p>/</text:p>
            </table:table-cell>
            <table:table-cell table:number-columns-repeated="2" office:value-type="string">
              <text:p>?</text:p>
            </table:table-cell>
            <table:table-cell/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Qd (Mac)</text:p>
            </table:table-cell>
            <table:table-cell table:number-columns-repeated="4"/>
            <table:table-cell office:value-type="string">
              <text:p>/</text:p>
            </table:table-cell>
            <table:table-cell table:number-columns-repeated="5"/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table:style-name="ce4" office:value-type="string">
              <text:p>Qt (Mac)</text:p>
            </table:table-cell>
            <table:table-cell table:number-columns-repeated="4"/>
            <table:table-cell office:value-type="string">
              <text:p>/</text:p>
            </table:table-cell>
            <table:table-cell table:number-columns-repeated="5"/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table:style-name="ce4" office:value-type="string">
              <text:p>Queue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quopri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table:style-name="ce4" office:value-type="string">
              <text:p>rand</text:p>
            </table:table-cell>
            <table:table-cell table:number-columns-repeated="2"/>
            <table:table-cell table:number-columns-repeated="7" office:value-type="string">
              <text:p>/</text:p>
            </table:table-cell>
            <table:table-cell/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table:style-name="ce4" office:value-type="string">
              <text:p>random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table:style-name="ce4" office:value-type="string">
              <text:p>re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number-columns-repeated="2" table:style-name="ce8" office:value-type="string">
              <text:p>/</text:p>
            </table:table-cell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readline (Unix)</text:p>
            </table:table-cell>
            <table:table-cell table:number-columns-repeated="4"/>
            <table:table-cell table:number-columns-repeated="6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repr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regex</text:p>
            </table:table-cell>
            <table:table-cell table:number-columns-repeated="2"/>
            <table:table-cell table:number-columns-repeated="2" office:value-type="string">
              <text:p>/</text:p>
            </table:table-cell>
            <table:table-cell table:number-columns-repeated="6"/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regsub</text:p>
            </table:table-cell>
            <table:table-cell table:number-columns-repeated="2"/>
            <table:table-cell table:number-columns-repeated="2" office:value-type="string">
              <text:p>/</text:p>
            </table:table-cell>
            <table:table-cell table:number-columns-repeated="6"/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table:style-name="ce4" office:value-type="string">
              <text:p>resource (Unix)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rexec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table:style-name="ce4" office:value-type="string">
              <text:p>rfc822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rgbimg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rlcompleter</text:p>
            </table:table-cell>
            <table:table-cell table:number-columns-repeated="4"/>
            <table:table-cell table:number-columns-repeated="6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robotparser</text:p>
            </table:table-cell>
            <table:table-cell table:number-columns-repeated="4"/>
            <table:table-cell table:number-columns-repeated="6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table:style-name="ce4" office:value-type="string">
              <text:p>rotor</text:p>
            </table:table-cell>
            <table:table-cell table:number-columns-repeated="2"/>
            <table:table-cell table:number-columns-repeated="6" office:value-type="string">
              <text:p>/</text:p>
            </table:table-cell>
            <table:table-cell table:number-columns-repeated="2"/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runpy</text:p>
            </table:table-cell>
            <table:table-cell table:number-columns-repeated="9"/>
            <table:table-cell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sched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ScrolledText (Tk)</text:p>
            </table:table-cell>
            <table:table-cell table:number-columns-repeated="6"/>
            <table:table-cell table:number-columns-repeated="4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table:style-name="ce4" office:value-type="string">
              <text:p>select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/>
            <table:table-cell table:style-name="ce8" office:value-type="string">
              <text:p>/</text:p>
            </table:table-cell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table:style-name="ce4" office:value-type="string">
              <text:p>sets</text:p>
            </table:table-cell>
            <table:table-cell table:number-columns-repeated="9"/>
            <table:table-cell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sgmllib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sha</text:p>
            </table:table-cell>
            <table:table-cell table:number-columns-repeated="4"/>
            <table:table-cell table:number-columns-repeated="6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/>
            <table:table-cell table:style-name="ce8" office:value-type="string">
              <text:p>/</text:p>
            </table:table-cell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table:style-name="ce4" office:value-type="string">
              <text:p>shelve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shlex</text:p>
            </table:table-cell>
            <table:table-cell table:number-columns-repeated="4"/>
            <table:table-cell table:number-columns-repeated="6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shutil</text:p>
            </table:table-cell>
            <table:table-cell table:number-columns-repeated="4"/>
            <table:table-cell table:number-columns-repeated="6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table:style-name="ce4" office:value-type="string">
              <text:p>signal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SimpleHTTPServer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SimpleXMLRPCServer</text:p>
            </table:table-cell>
            <table:table-cell table:number-columns-repeated="6"/>
            <table:table-cell table:number-columns-repeated="4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table:style-name="ce4" office:value-type="string">
              <text:p>site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number-columns-repeated="2" table:style-name="ce8" office:value-type="string">
              <text:p>/</text:p>
            </table:table-cell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smtpd</text:p>
            </table:table-cell>
            <table:table-cell table:number-columns-repeated="9"/>
            <table:table-cell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smtplib</text:p>
            </table:table-cell>
            <table:table-cell table:number-columns-repeated="4"/>
            <table:table-cell table:number-columns-repeated="6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Snd (Mac)</text:p>
            </table:table-cell>
            <table:table-cell table:number-columns-repeated="4"/>
            <table:table-cell office:value-type="string">
              <text:p>/</text:p>
            </table:table-cell>
            <table:table-cell office:value-type="string">
              <text:p>?</text:p>
            </table:table-cell>
            <table:table-cell table:number-columns-repeated="4"/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sndhdr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table:style-name="ce4" office:value-type="string">
              <text:p>socket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number-columns-repeated="2" table:style-name="ce8" office:value-type="string">
              <text:p>/</text:p>
            </table:table-cell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SocketServer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soundex</text:p>
            </table:table-cell>
            <table:table-cell table:number-columns-repeated="2"/>
            <table:table-cell office:value-type="string">
              <text:p>/</text:p>
            </table:table-cell>
            <table:table-cell table:number-columns-repeated="7"/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spwd (Unix)</text:p>
            </table:table-cell>
            <table:table-cell table:number-columns-repeated="9"/>
            <table:table-cell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table:style-name="ce4" office:value-type="string">
              <text:p>sqlite3</text:p>
            </table:table-cell>
            <table:table-cell table:number-columns-repeated="9"/>
            <table:table-cell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stat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statcache</text:p>
            </table:table-cell>
            <table:table-cell table:number-columns-repeated="2"/>
            <table:table-cell office:value-type="string">
              <text:p>hmm</text:p>
            </table:table-cell>
            <table:table-cell table:number-columns-repeated="6" office:value-type="string">
              <text:p>/</text:p>
            </table:table-cell>
            <table:table-cell/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statvfs</text:p>
            </table:table-cell>
            <table:table-cell table:number-columns-repeated="4"/>
            <table:table-cell table:number-columns-repeated="6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stdwin</text:p>
            </table:table-cell>
            <table:table-cell table:number-columns-repeated="2"/>
            <table:table-cell office:value-type="string">
              <text:p>/</text:p>
            </table:table-cell>
            <table:table-cell table:number-columns-repeated="7"/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table:style-name="ce4" office:value-type="string">
              <text:p>string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StringIO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stringprep</text:p>
            </table:table-cell>
            <table:table-cell table:number-columns-repeated="9"/>
            <table:table-cell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table:style-name="ce4" office:value-type="string">
              <text:p>strop</text:p>
            </table:table-cell>
            <table:table-cell table:number-columns-repeated="2"/>
            <table:table-cell office:value-type="string">
              <text:p>/</text:p>
            </table:table-cell>
            <table:table-cell table:number-columns-repeated="7"/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struct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number-columns-repeated="2" table:style-name="ce8" office:value-type="string">
              <text:p>/</text:p>
            </table:table-cell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subprocess</text:p>
            </table:table-cell>
            <table:table-cell table:number-columns-repeated="9"/>
            <table:table-cell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sunau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sunaudio</text:p>
            </table:table-cell>
            <table:table-cell table:number-columns-repeated="2"/>
            <table:table-cell table:number-columns-repeated="7" office:value-type="string">
              <text:p>/</text:p>
            </table:table-cell>
            <table:table-cell/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SUNAUDIODEV (SunOS)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sunaudiodev (SunOS)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table:style-name="ce4" office:value-type="string">
              <text:p>symbol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sys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number-columns-repeated="2" table:style-name="ce8" office:value-type="string">
              <text:p>/</text:p>
            </table:table-cell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syslog (Unix)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tabnanny</text:p>
            </table:table-cell>
            <table:table-cell table:number-columns-repeated="6"/>
            <table:table-cell table:number-columns-repeated="4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tarfile</text:p>
            </table:table-cell>
            <table:table-cell table:number-columns-repeated="9"/>
            <table:table-cell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telnetlib</text:p>
            </table:table-cell>
            <table:table-cell table:number-columns-repeated="4"/>
            <table:table-cell table:number-columns-repeated="6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tempfile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termios (Unix)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table:style-name="ce4" office:value-type="string">
              <text:p>test</text:p>
            </table:table-cell>
            <table:table-cell table:number-columns-repeated="9"/>
            <table:table-cell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test.test_support</text:p>
            </table:table-cell>
            <table:table-cell table:number-columns-repeated="9"/>
            <table:table-cell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textwrap</text:p>
            </table:table-cell>
            <table:table-cell table:number-columns-repeated="9"/>
            <table:table-cell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table:style-name="ce4" office:value-type="string">
              <text:p>thread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number-columns-repeated="2" table:style-name="ce8" office:value-type="string">
              <text:p>/</text:p>
            </table:table-cell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table:style-name="ce4" office:value-type="string">
              <text:p>threading</text:p>
            </table:table-cell>
            <table:table-cell table:number-columns-repeated="4"/>
            <table:table-cell table:number-columns-repeated="6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table:style-name="ce4" office:value-type="string">
              <text:p>time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number-columns-repeated="2" table:style-name="ce8" office:value-type="string">
              <text:p>/</text:p>
            </table:table-cell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timeit</text:p>
            </table:table-cell>
            <table:table-cell table:number-columns-repeated="9"/>
            <table:table-cell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Tix</text:p>
            </table:table-cell>
            <table:table-cell table:number-columns-repeated="6"/>
            <table:table-cell table:number-columns-repeated="4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Tkinter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table:style-name="ce4" office:value-type="string">
              <text:p>token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table:style-name="ce4" office:value-type="string">
              <text:p>tokenize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table:style-name="ce4" office:value-type="string">
              <text:p>trace</text:p>
            </table:table-cell>
            <table:table-cell table:number-columns-repeated="9"/>
            <table:table-cell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traceback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tty (Unix)</text:p>
            </table:table-cell>
            <table:table-cell table:number-columns-repeated="2"/>
            <table:table-cell office:value-type="string">
              <text:p>hmm</text:p>
            </table:table-cell>
            <table:table-cell table:number-columns-repeated="7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turtle (Tk)</text:p>
            </table:table-cell>
            <table:table-cell table:number-columns-repeated="6"/>
            <table:table-cell table:number-columns-repeated="4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table:style-name="ce4" office:value-type="string">
              <text:p>types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tzparse</text:p>
            </table:table-cell>
            <table:table-cell table:number-columns-repeated="2"/>
            <table:table-cell table:number-columns-repeated="7" office:value-type="string">
              <text:p>/</text:p>
            </table:table-cell>
            <table:table-cell/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unicodedata</text:p>
            </table:table-cell>
            <table:table-cell table:number-columns-repeated="4"/>
            <table:table-cell table:number-columns-repeated="6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unittest</text:p>
            </table:table-cell>
            <table:table-cell table:number-columns-repeated="6"/>
            <table:table-cell table:number-columns-repeated="4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urllib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table:style-name="ce4" office:value-type="string">
              <text:p>urllib2</text:p>
            </table:table-cell>
            <table:table-cell table:number-columns-repeated="6"/>
            <table:table-cell table:number-columns-repeated="4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urlparse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table:style-name="ce4" office:value-type="string">
              <text:p>user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UserDict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UserList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UserString</text:p>
            </table:table-cell>
            <table:table-cell table:number-columns-repeated="3"/>
            <table:table-cell table:number-columns-repeated="7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util</text:p>
            </table:table-cell>
            <table:table-cell table:number-columns-repeated="2"/>
            <table:table-cell office:value-type="string">
              <text:p>?</text:p>
            </table:table-cell>
            <table:table-cell table:number-columns-repeated="7"/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uu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uuid</text:p>
            </table:table-cell>
            <table:table-cell table:number-columns-repeated="9"/>
            <table:table-cell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videoreader (Mac)</text:p>
            </table:table-cell>
            <table:table-cell table:number-columns-repeated="6"/>
            <table:table-cell table:number-columns-repeated="4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table:style-name="ce4" office:value-type="string">
              <text:p>W (Mac)</text:p>
            </table:table-cell>
            <table:table-cell table:number-columns-repeated="6"/>
            <table:table-cell table:number-columns-repeated="4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table:style-name="ce4" office:value-type="string">
              <text:p>warnings</text:p>
            </table:table-cell>
            <table:table-cell table:number-columns-repeated="6"/>
            <table:table-cell table:number-columns-repeated="4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table:style-name="ce4" office:value-type="string">
              <text:p>waste (Mac)</text:p>
            </table:table-cell>
            <table:table-cell table:number-columns-repeated="4"/>
            <table:table-cell office:value-type="string">
              <text:p>/</text:p>
            </table:table-cell>
            <table:table-cell office:value-type="string">
              <text:p>?</text:p>
            </table:table-cell>
            <table:table-cell office:value-type="string">
              <text:p>/</text:p>
            </table:table-cell>
            <table:table-cell table:number-columns-repeated="2" office:value-type="string">
              <text:p>?</text:p>
            </table:table-cell>
            <table:table-cell/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table:style-name="ce4" office:value-type="string">
              <text:p>wave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weakref</text:p>
            </table:table-cell>
            <table:table-cell table:number-columns-repeated="6"/>
            <table:table-cell table:number-columns-repeated="4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webbrowser</text:p>
            </table:table-cell>
            <table:table-cell table:number-columns-repeated="6"/>
            <table:table-cell table:number-columns-repeated="4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whatsound</text:p>
            </table:table-cell>
            <table:table-cell table:number-columns-repeated="2"/>
            <table:table-cell office:value-type="string">
              <text:p>/</text:p>
            </table:table-cell>
            <table:table-cell table:number-columns-repeated="7"/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whichdb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whrandom</text:p>
            </table:table-cell>
            <table:table-cell table:number-columns-repeated="2"/>
            <table:table-cell table:number-columns-repeated="7" office:value-type="string">
              <text:p>/</text:p>
            </table:table-cell>
            <table:table-cell/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winsound (Windows)</text:p>
            </table:table-cell>
            <table:table-cell table:number-columns-repeated="4"/>
            <table:table-cell table:number-columns-repeated="6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wsgiref</text:p>
            </table:table-cell>
            <table:table-cell table:number-columns-repeated="9"/>
            <table:table-cell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wsgiref.handlers</text:p>
            </table:table-cell>
            <table:table-cell table:number-columns-repeated="9"/>
            <table:table-cell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wsgiref.headers</text:p>
            </table:table-cell>
            <table:table-cell table:number-columns-repeated="9"/>
            <table:table-cell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wsgiref.simple_server</text:p>
            </table:table-cell>
            <table:table-cell table:number-columns-repeated="9"/>
            <table:table-cell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wsgiref.util</text:p>
            </table:table-cell>
            <table:table-cell table:number-columns-repeated="9"/>
            <table:table-cell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wsgiref.validate</text:p>
            </table:table-cell>
            <table:table-cell table:number-columns-repeated="9"/>
            <table:table-cell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xdrlib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xml.dom</text:p>
            </table:table-cell>
            <table:table-cell table:number-columns-repeated="4"/>
            <table:table-cell table:number-columns-repeated="6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xml.dom.minidom</text:p>
            </table:table-cell>
            <table:table-cell table:number-columns-repeated="4"/>
            <table:table-cell table:number-columns-repeated="6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xml.dom.pulldom</text:p>
            </table:table-cell>
            <table:table-cell table:number-columns-repeated="5"/>
            <table:table-cell table:number-columns-repeated="5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xml.etree.ElementTree</text:p>
            </table:table-cell>
            <table:table-cell table:number-columns-repeated="9"/>
            <table:table-cell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xml.parsers.expat</text:p>
            </table:table-cell>
            <table:table-cell table:number-columns-repeated="4"/>
            <table:table-cell table:number-columns-repeated="6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xml.sax</text:p>
            </table:table-cell>
            <table:table-cell table:number-columns-repeated="4"/>
            <table:table-cell table:number-columns-repeated="6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xml.sax.handler</text:p>
            </table:table-cell>
            <table:table-cell table:number-columns-repeated="4"/>
            <table:table-cell table:number-columns-repeated="6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xml.sax.saxutils</text:p>
            </table:table-cell>
            <table:table-cell table:number-columns-repeated="4"/>
            <table:table-cell table:number-columns-repeated="6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xml.sax.xmlreader</text:p>
            </table:table-cell>
            <table:table-cell table:number-columns-repeated="4"/>
            <table:table-cell table:number-columns-repeated="6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xmllib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xmlrpclib</text:p>
            </table:table-cell>
            <table:table-cell table:number-columns-repeated="6"/>
            <table:table-cell table:number-columns-repeated="4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xreadlines</text:p>
            </table:table-cell>
            <table:table-cell table:number-columns-repeated="5"/>
            <table:table-cell table:number-columns-repeated="2" office:value-type="string">
              <text:p>/</text:p>
            </table:table-cell>
            <table:table-cell office:value-type="string">
              <text:p>D</text:p>
            </table:table-cell>
            <table:table-cell table:number-columns-repeated="2"/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zipfile</text:p>
            </table:table-cell>
            <table:table-cell table:number-columns-repeated="4"/>
            <table:table-cell table:number-columns-repeated="6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zipimport</text:p>
            </table:table-cell>
            <table:table-cell table:number-columns-repeated="9"/>
            <table:table-cell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zlib </text:p>
            </table:table-cell>
            <table:table-cell table:number-columns-repeated="2"/>
            <table:table-cell table:number-columns-repeated="8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style-name="ce8" table:number-columns-repeated="2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table:style-name="ce4" office:value-type="string">
              <text:p>zmod</text:p>
            </table:table-cell>
            <table:table-cell table:number-columns-repeated="2"/>
            <table:table-cell table:number-columns-repeated="2" office:value-type="string">
              <text:p>/</text:p>
            </table:table-cell>
            <table:table-cell table:number-columns-repeated="11"/>
            <table:table-cell table:number-columns-repeated="2" table:style-name="ce8" office:value-type="string">
              <text:p>?</text:p>
            </table:table-cell>
            <table:table-cell table:number-columns-repeated="238"/>
          </table:table-row>
        </table:table-row-group>
        <table:table-row table:style-name="ro2">
          <table:table-cell table:number-columns-repeated="16"/>
          <table:table-cell table:number-columns-repeated="2" table:style-name="ce8" office:value-type="string">
            <text:p>?</text:p>
          </table:table-cell>
          <table:table-cell table:number-columns-repeated="238"/>
        </table:table-row>
        <table:table-row table:style-name="ro1">
          <table:table-cell table:style-name="ce3" office:value-type="string">
            <text:p>PEPs</text:p>
          </table:table-cell>
          <table:table-cell table:number-columns-repeated="15"/>
          <table:table-cell table:number-columns-repeated="2" table:style-name="ce8" office:value-type="string">
            <text:p>?</text:p>
          </table:table-cell>
          <table:table-cell table:number-columns-repeated="238"/>
        </table:table-row>
        <table:table-row-group>
          <table:table-row table:style-name="ro1">
            <table:table-cell office:value-type="string">
              <text:p>Unicode Integration</text:p>
            </table:table-cell>
            <table:table-cell office:value-type="float" office:value="100">
              <text:p>100</text:p>
            </table:table-cell>
            <table:table-cell office:value-type="string">
              <text:p>u'foo'</text:p>
            </table:table-cell>
            <table:table-cell/>
            <table:table-cell table:number-columns-repeated="2" office:value-type="string">
              <text:p>/</text:p>
            </table:table-cell>
            <table:table-cell table:number-columns-repeated="5"/>
            <table:table-cell table:number-columns-repeated="3" office:value-type="string">
              <text:p>?</text:p>
            </table:table-cell>
            <table:table-cell table:number-columns-repeated="4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office:value-type="string">
              <text:p>zip() function/Lockstep Iteration</text:p>
            </table:table-cell>
            <table:table-cell office:value-type="float" office:value="201">
              <text:p>201</text:p>
            </table:table-cell>
            <table:table-cell office:value-type="string">
              <text:p>zip()</text:p>
            </table:table-cell>
            <table:table-cell table:number-columns-repeated="2"/>
            <table:table-cell office:value-type="string">
              <text:p>/</text:p>
            </table:table-cell>
            <table:table-cell table:number-columns-repeated="5"/>
            <table:table-cell table:number-columns-repeated="3" office:value-type="string">
              <text:p>?</text:p>
            </table:table-cell>
            <table:table-cell table:number-columns-repeated="4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office:value-type="string">
              <text:p>List Comprehensions</text:p>
            </table:table-cell>
            <table:table-cell office:value-type="float" office:value="202">
              <text:p>202</text:p>
            </table:table-cell>
            <table:table-cell office:value-type="string">
              <text:p>[x for x in L]</text:p>
            </table:table-cell>
            <table:table-cell table:number-columns-repeated="2"/>
            <table:table-cell office:value-type="string">
              <text:p>/</text:p>
            </table:table-cell>
            <table:table-cell table:number-columns-repeated="5"/>
            <table:table-cell table:number-columns-repeated="3" office:value-type="string">
              <text:p>?</text:p>
            </table:table-cell>
            <table:table-cell table:number-columns-repeated="4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office:value-type="string">
              <text:p>Augmented Assignments</text:p>
            </table:table-cell>
            <table:table-cell office:value-type="float" office:value="203">
              <text:p>203</text:p>
            </table:table-cell>
            <table:table-cell office:value-type="string">
              <text:p>x += 1</text:p>
            </table:table-cell>
            <table:table-cell table:number-columns-repeated="2"/>
            <table:table-cell office:value-type="string">
              <text:p>/</text:p>
            </table:table-cell>
            <table:table-cell table:number-columns-repeated="5"/>
            <table:table-cell table:number-columns-repeated="3" office:value-type="string">
              <text:p>?</text:p>
            </table:table-cell>
            <table:table-cell table:number-columns-repeated="4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office:value-type="string">
              <text:p>Weak References</text:p>
            </table:table-cell>
            <table:table-cell office:value-type="float" office:value="205">
              <text:p>205</text:p>
            </table:table-cell>
            <table:table-cell table:number-columns-repeated="4"/>
            <table:table-cell office:value-type="string">
              <text:p>/</text:p>
            </table:table-cell>
            <table:table-cell table:number-columns-repeated="4"/>
            <table:table-cell table:number-columns-repeated="3" office:value-type="string">
              <text:p>?</text:p>
            </table:table-cell>
            <table:table-cell table:number-columns-repeated="4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office:value-type="string">
              <text:p>Rich Comparisons</text:p>
            </table:table-cell>
            <table:table-cell office:value-type="float" office:value="207">
              <text:p>207</text:p>
            </table:table-cell>
            <table:table-cell table:number-columns-repeated="4"/>
            <table:table-cell office:value-type="string">
              <text:p>/</text:p>
            </table:table-cell>
            <table:table-cell table:number-columns-repeated="4"/>
            <table:table-cell table:number-columns-repeated="3" office:value-type="string">
              <text:p>?</text:p>
            </table:table-cell>
            <table:table-cell table:number-columns-repeated="4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office:value-type="string">
              <text:p>Reworking the Coercion Model</text:p>
            </table:table-cell>
            <table:table-cell office:value-type="float" office:value="208">
              <text:p>208</text:p>
            </table:table-cell>
            <table:table-cell table:number-columns-repeated="4"/>
            <table:table-cell office:value-type="string">
              <text:p>/</text:p>
            </table:table-cell>
            <table:table-cell table:number-columns-repeated="4"/>
            <table:table-cell table:number-columns-repeated="3" office:value-type="string">
              <text:p>?</text:p>
            </table:table-cell>
            <table:table-cell table:number-columns-repeated="4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office:value-type="string">
              <text:p>Extended Print Statement</text:p>
            </table:table-cell>
            <table:table-cell office:value-type="float" office:value="214">
              <text:p>214</text:p>
            </table:table-cell>
            <table:table-cell office:value-type="string">
              <text:p>print &gt;&gt; f, x</text:p>
            </table:table-cell>
            <table:table-cell table:number-columns-repeated="3"/>
            <table:table-cell office:value-type="string">
              <text:p>/</text:p>
            </table:table-cell>
            <table:table-cell table:number-columns-repeated="4"/>
            <table:table-cell table:number-columns-repeated="3" office:value-type="string">
              <text:p>?</text:p>
            </table:table-cell>
            <table:table-cell table:number-columns-repeated="4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office:value-type="string">
              <text:p>Display Hook for Interactive Use</text:p>
            </table:table-cell>
            <table:table-cell office:value-type="float" office:value="217">
              <text:p>217</text:p>
            </table:table-cell>
            <table:table-cell table:number-columns-repeated="4"/>
            <table:table-cell office:value-type="string">
              <text:p>/</text:p>
            </table:table-cell>
            <table:table-cell table:number-columns-repeated="4"/>
            <table:table-cell table:number-columns-repeated="3" office:value-type="string">
              <text:p>?</text:p>
            </table:table-cell>
            <table:table-cell table:number-columns-repeated="4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office:value-type="string">
              <text:p>Built-In Set Object Type</text:p>
            </table:table-cell>
            <table:table-cell office:value-type="float" office:value="218">
              <text:p>218</text:p>
            </table:table-cell>
            <table:table-cell office:value-type="string">
              <text:p>x = set([1,2])</text:p>
            </table:table-cell>
            <table:table-cell table:number-columns-repeated="5"/>
            <table:table-cell office:value-type="string">
              <text:p>/</text:p>
            </table:table-cell>
            <table:table-cell office:value-type="string">
              <text:p>Enh</text:p>
            </table:table-cell>
            <table:table-cell/>
            <table:table-cell table:number-columns-repeated="3" office:value-type="string">
              <text:p>?</text:p>
            </table:table-cell>
            <table:table-cell table:number-columns-repeated="4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office:value-type="string">
              <text:p>Import As</text:p>
            </table:table-cell>
            <table:table-cell office:value-type="float" office:value="221">
              <text:p>221</text:p>
            </table:table-cell>
            <table:table-cell office:value-type="string">
              <text:p>import x as y</text:p>
            </table:table-cell>
            <table:table-cell table:number-columns-repeated="2"/>
            <table:table-cell office:value-type="string">
              <text:p>/</text:p>
            </table:table-cell>
            <table:table-cell table:number-columns-repeated="5"/>
            <table:table-cell table:number-columns-repeated="3" office:value-type="string">
              <text:p>?</text:p>
            </table:table-cell>
            <table:table-cell table:number-columns-repeated="4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office:value-type="string">
              <text:p>Change the Meaning of \x Escapes</text:p>
            </table:table-cell>
            <table:table-cell office:value-type="float" office:value="223">
              <text:p>223</text:p>
            </table:table-cell>
            <table:table-cell table:number-columns-repeated="3"/>
            <table:table-cell office:value-type="string">
              <text:p>/</text:p>
            </table:table-cell>
            <table:table-cell table:number-columns-repeated="5"/>
            <table:table-cell table:number-columns-repeated="3" office:value-type="string">
              <text:p>?</text:p>
            </table:table-cell>
            <table:table-cell table:number-columns-repeated="4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office:value-type="string">
              <text:p>Statically Nested Scopes</text:p>
            </table:table-cell>
            <table:table-cell office:value-type="float" office:value="227">
              <text:p>227</text:p>
            </table:table-cell>
            <table:table-cell table:number-columns-repeated="4"/>
            <table:table-cell office:value-type="string">
              <text:p>/</text:p>
            </table:table-cell>
            <table:table-cell table:number-columns-repeated="4"/>
            <table:table-cell table:number-columns-repeated="3" office:value-type="string">
              <text:p>?</text:p>
            </table:table-cell>
            <table:table-cell table:number-columns-repeated="4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office:value-type="string">
              <text:p>Using Distutils to Build Python</text:p>
            </table:table-cell>
            <table:table-cell office:value-type="float" office:value="229">
              <text:p>229</text:p>
            </table:table-cell>
            <table:table-cell table:number-columns-repeated="4"/>
            <table:table-cell office:value-type="string">
              <text:p>/</text:p>
            </table:table-cell>
            <table:table-cell table:number-columns-repeated="4"/>
            <table:table-cell table:number-columns-repeated="3" office:value-type="string">
              <text:p>?</text:p>
            </table:table-cell>
            <table:table-cell table:number-columns-repeated="4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office:value-type="string">
              <text:p>Warning Framework</text:p>
            </table:table-cell>
            <table:table-cell office:value-type="float" office:value="230">
              <text:p>230</text:p>
            </table:table-cell>
            <table:table-cell table:number-columns-repeated="4"/>
            <table:table-cell office:value-type="string">
              <text:p>/</text:p>
            </table:table-cell>
            <table:table-cell table:number-columns-repeated="4"/>
            <table:table-cell table:number-columns-repeated="3" office:value-type="string">
              <text:p>?</text:p>
            </table:table-cell>
            <table:table-cell table:number-columns-repeated="4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office:value-type="string">
              <text:p>Function Attributes</text:p>
            </table:table-cell>
            <table:table-cell office:value-type="float" office:value="232">
              <text:p>232</text:p>
            </table:table-cell>
            <table:table-cell office:value-type="string">
              <text:p>def f(); pass; f.x = 'foo'</text:p>
            </table:table-cell>
            <table:table-cell table:number-columns-repeated="3"/>
            <table:table-cell office:value-type="string">
              <text:p>/</text:p>
            </table:table-cell>
            <table:table-cell table:number-columns-repeated="4"/>
            <table:table-cell table:number-columns-repeated="3" office:value-type="string">
              <text:p>?</text:p>
            </table:table-cell>
            <table:table-cell table:number-columns-repeated="4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office:value-type="string">
              <text:p>Iterators</text:p>
            </table:table-cell>
            <table:table-cell office:value-type="float" office:value="234">
              <text:p>234</text:p>
            </table:table-cell>
            <table:table-cell office:value-type="string">
              <text:p>for line in open('foo')</text:p>
            </table:table-cell>
            <table:table-cell table:number-columns-repeated="4"/>
            <table:table-cell office:value-type="string">
              <text:p>/</text:p>
            </table:table-cell>
            <table:table-cell table:number-columns-repeated="3"/>
            <table:table-cell table:number-columns-repeated="3" office:value-type="string">
              <text:p>?</text:p>
            </table:table-cell>
            <table:table-cell table:number-columns-repeated="4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office:value-type="string">
              <text:p>Import on Case-Insensitive Platforms</text:p>
            </table:table-cell>
            <table:table-cell office:value-type="float" office:value="235">
              <text:p>235</text:p>
            </table:table-cell>
            <table:table-cell table:number-columns-repeated="4"/>
            <table:table-cell office:value-type="string">
              <text:p>/</text:p>
            </table:table-cell>
            <table:table-cell table:number-columns-repeated="4"/>
            <table:table-cell table:number-columns-repeated="3" office:value-type="string">
              <text:p>?</text:p>
            </table:table-cell>
            <table:table-cell table:number-columns-repeated="4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office:value-type="string">
              <text:p>Back to the __future__</text:p>
            </table:table-cell>
            <table:table-cell office:value-type="float" office:value="236">
              <text:p>236</text:p>
            </table:table-cell>
            <table:table-cell office:value-type="string">
              <text:p>from __future__ import...</text:p>
            </table:table-cell>
            <table:table-cell table:number-columns-repeated="3"/>
            <table:table-cell office:value-type="string">
              <text:p>/</text:p>
            </table:table-cell>
            <table:table-cell table:number-columns-repeated="4"/>
            <table:table-cell table:number-columns-repeated="3" office:value-type="string">
              <text:p>?</text:p>
            </table:table-cell>
            <table:table-cell table:number-columns-repeated="4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office:value-type="string">
              <text:p>Unifying Long Integers and Integers</text:p>
            </table:table-cell>
            <table:table-cell office:value-type="float" office:value="237">
              <text:p>237</text:p>
            </table:table-cell>
            <table:table-cell table:number-columns-repeated="5"/>
            <table:table-cell office:value-type="string">
              <text:p>/</text:p>
            </table:table-cell>
            <table:table-cell office:value-type="string">
              <text:p>Enh</text:p>
            </table:table-cell>
            <table:table-cell office:value-type="string">
              <text:p>Enh</text:p>
            </table:table-cell>
            <table:table-cell/>
            <table:table-cell table:number-columns-repeated="3" office:value-type="string">
              <text:p>?</text:p>
            </table:table-cell>
            <table:table-cell table:number-columns-repeated="4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office:value-type="string">
              <text:p>Changing the Division Operator</text:p>
            </table:table-cell>
            <table:table-cell office:value-type="float" office:value="238">
              <text:p>238</text:p>
            </table:table-cell>
            <table:table-cell office:value-type="string">
              <text:p>7 // 2 == 3; 7 / 2 == 3.5</text:p>
            </table:table-cell>
            <table:table-cell table:number-columns-repeated="4"/>
            <table:table-cell office:value-type="string">
              <text:p>/</text:p>
            </table:table-cell>
            <table:table-cell table:number-columns-repeated="3"/>
            <table:table-cell table:number-columns-repeated="3" office:value-type="string">
              <text:p>?</text:p>
            </table:table-cell>
            <table:table-cell table:number-columns-repeated="4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office:value-type="string">
              <text:p>Metadata for Python Software Packages</text:p>
            </table:table-cell>
            <table:table-cell office:value-type="float" office:value="241">
              <text:p>241</text:p>
            </table:table-cell>
            <table:table-cell table:number-columns-repeated="4"/>
            <table:table-cell office:value-type="string">
              <text:p>/</text:p>
            </table:table-cell>
            <table:table-cell table:number-columns-repeated="4"/>
            <table:table-cell table:number-columns-repeated="3" office:value-type="string">
              <text:p>?</text:p>
            </table:table-cell>
            <table:table-cell table:number-columns-repeated="4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office:value-type="string">
              <text:p>Using site-packages on Windows</text:p>
            </table:table-cell>
            <table:table-cell office:value-type="float" office:value="250">
              <text:p>250</text:p>
            </table:table-cell>
            <table:table-cell table:number-columns-repeated="5"/>
            <table:table-cell office:value-type="string">
              <text:p>/</text:p>
            </table:table-cell>
            <table:table-cell table:number-columns-repeated="3"/>
            <table:table-cell table:number-columns-repeated="3" office:value-type="string">
              <text:p>?</text:p>
            </table:table-cell>
            <table:table-cell table:number-columns-repeated="4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office:value-type="string">
              <text:p>Making Types Look More Like Classes</text:p>
            </table:table-cell>
            <table:table-cell office:value-type="float" office:value="252">
              <text:p>252</text:p>
            </table:table-cell>
            <table:table-cell table:number-columns-repeated="5"/>
            <table:table-cell office:value-type="string">
              <text:p>/</text:p>
            </table:table-cell>
            <table:table-cell table:number-columns-repeated="3"/>
            <table:table-cell table:number-columns-repeated="3" office:value-type="string">
              <text:p>?</text:p>
            </table:table-cell>
            <table:table-cell table:number-columns-repeated="4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office:value-type="string">
              <text:p>Subtyping Built-in Types</text:p>
            </table:table-cell>
            <table:table-cell office:value-type="float" office:value="253">
              <text:p>253</text:p>
            </table:table-cell>
            <table:table-cell table:number-columns-repeated="5"/>
            <table:table-cell office:value-type="string">
              <text:p>/</text:p>
            </table:table-cell>
            <table:table-cell table:number-columns-repeated="3"/>
            <table:table-cell table:number-columns-repeated="3" office:value-type="string">
              <text:p>?</text:p>
            </table:table-cell>
            <table:table-cell table:number-columns-repeated="4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office:value-type="string">
              <text:p>Simple Generators</text:p>
            </table:table-cell>
            <table:table-cell office:value-type="float" office:value="255">
              <text:p>255</text:p>
            </table:table-cell>
            <table:table-cell table:number-columns-repeated="5"/>
            <table:table-cell office:value-type="string">
              <text:p>f</text:p>
            </table:table-cell>
            <table:table-cell office:value-type="string">
              <text:p>/</text:p>
            </table:table-cell>
            <table:table-cell table:style-name="Default"/>
            <table:table-cell/>
            <table:table-cell table:number-columns-repeated="3" office:value-type="string">
              <text:p>?</text:p>
            </table:table-cell>
            <table:table-cell table:number-columns-repeated="4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office:value-type="string">
              <text:p>Simplify xrange()</text:p>
            </table:table-cell>
            <table:table-cell office:value-type="float" office:value="260">
              <text:p>260</text:p>
            </table:table-cell>
            <table:table-cell table:number-columns-repeated="5"/>
            <table:table-cell office:value-type="string">
              <text:p>/</text:p>
            </table:table-cell>
            <table:table-cell/>
            <table:table-cell table:style-name="Default"/>
            <table:table-cell/>
            <table:table-cell table:number-columns-repeated="3" office:value-type="string">
              <text:p>?</text:p>
            </table:table-cell>
            <table:table-cell table:number-columns-repeated="4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office:value-type="string">
              <text:p>Support for "wide" Unicode characters</text:p>
            </table:table-cell>
            <table:table-cell office:value-type="float" office:value="261">
              <text:p>261</text:p>
            </table:table-cell>
            <table:table-cell table:number-columns-repeated="5"/>
            <table:table-cell office:value-type="string">
              <text:p>/</text:p>
            </table:table-cell>
            <table:table-cell/>
            <table:table-cell table:style-name="Default"/>
            <table:table-cell/>
            <table:table-cell table:number-columns-repeated="3" office:value-type="string">
              <text:p>?</text:p>
            </table:table-cell>
            <table:table-cell table:number-columns-repeated="4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office:value-type="string">
              <text:p>Defining Python Source Code Encodings</text:p>
            </table:table-cell>
            <table:table-cell office:value-type="float" office:value="263">
              <text:p>263</text:p>
            </table:table-cell>
            <table:table-cell table:number-columns-repeated="6"/>
            <table:table-cell office:value-type="string">
              <text:p>/</text:p>
            </table:table-cell>
            <table:table-cell table:style-name="Default"/>
            <table:table-cell/>
            <table:table-cell table:number-columns-repeated="3" office:value-type="string">
              <text:p>?</text:p>
            </table:table-cell>
            <table:table-cell table:number-columns-repeated="4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office:value-type="string">
              <text:p>Future statements in simulated shells</text:p>
            </table:table-cell>
            <table:table-cell office:value-type="float" office:value="264">
              <text:p>264</text:p>
            </table:table-cell>
            <table:table-cell table:number-columns-repeated="5"/>
            <table:table-cell office:value-type="string">
              <text:p>/</text:p>
            </table:table-cell>
            <table:table-cell/>
            <table:table-cell table:style-name="Default"/>
            <table:table-cell/>
            <table:table-cell table:number-columns-repeated="3" office:value-type="string">
              <text:p>?</text:p>
            </table:table-cell>
            <table:table-cell table:number-columns-repeated="4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office:value-type="string">
              <text:p>Import Modules from Zip Archives</text:p>
            </table:table-cell>
            <table:table-cell office:value-type="float" office:value="273">
              <text:p>273</text:p>
            </table:table-cell>
            <table:table-cell table:number-columns-repeated="6"/>
            <table:table-cell office:value-type="string">
              <text:p>/</text:p>
            </table:table-cell>
            <table:table-cell table:style-name="Default"/>
            <table:table-cell/>
            <table:table-cell table:number-columns-repeated="3" office:value-type="string">
              <text:p>?</text:p>
            </table:table-cell>
            <table:table-cell table:number-columns-repeated="4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office:value-type="string">
              <text:p>Unicode file name support for Windows NT</text:p>
            </table:table-cell>
            <table:table-cell office:value-type="float" office:value="277">
              <text:p>277</text:p>
            </table:table-cell>
            <table:table-cell table:number-columns-repeated="6"/>
            <table:table-cell office:value-type="string">
              <text:p>/</text:p>
            </table:table-cell>
            <table:table-cell table:number-columns-repeated="2"/>
            <table:table-cell table:number-columns-repeated="3" office:value-type="string">
              <text:p>?</text:p>
            </table:table-cell>
            <table:table-cell table:number-columns-repeated="4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office:value-type="string">
              <text:p>Universal Newline Support</text:p>
            </table:table-cell>
            <table:table-cell office:value-type="float" office:value="278">
              <text:p>278</text:p>
            </table:table-cell>
            <table:table-cell table:number-columns-repeated="6"/>
            <table:table-cell office:value-type="string">
              <text:p>/</text:p>
            </table:table-cell>
            <table:table-cell table:number-columns-repeated="2"/>
            <table:table-cell table:number-columns-repeated="3" office:value-type="string">
              <text:p>?</text:p>
            </table:table-cell>
            <table:table-cell table:number-columns-repeated="4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office:value-type="string">
              <text:p>enumerate() function</text:p>
            </table:table-cell>
            <table:table-cell office:value-type="float" office:value="279">
              <text:p>279</text:p>
            </table:table-cell>
            <table:table-cell office:value-type="string">
              <text:p>for lineno, line in enumerate(open('foo'))</text:p>
            </table:table-cell>
            <table:table-cell table:number-columns-repeated="5"/>
            <table:table-cell office:value-type="string">
              <text:p>/</text:p>
            </table:table-cell>
            <table:table-cell table:number-columns-repeated="2"/>
            <table:table-cell table:number-columns-repeated="3" office:value-type="string">
              <text:p>?</text:p>
            </table:table-cell>
            <table:table-cell table:number-columns-repeated="4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office:value-type="string">
              <text:p>Logging System</text:p>
            </table:table-cell>
            <table:table-cell office:value-type="float" office:value="282">
              <text:p>282</text:p>
            </table:table-cell>
            <table:table-cell office:value-type="string">
              <text:p>import logging</text:p>
            </table:table-cell>
            <table:table-cell table:number-columns-repeated="5"/>
            <table:table-cell office:value-type="string">
              <text:p>/</text:p>
            </table:table-cell>
            <table:table-cell table:number-columns-repeated="2"/>
            <table:table-cell table:number-columns-repeated="3" office:value-type="string">
              <text:p>?</text:p>
            </table:table-cell>
            <table:table-cell table:number-columns-repeated="4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office:value-type="string">
              <text:p>bool type</text:p>
            </table:table-cell>
            <table:table-cell office:value-type="float" office:value="285">
              <text:p>285</text:p>
            </table:table-cell>
            <table:table-cell office:value-type="string">
              <text:p>x = True; y = False</text:p>
            </table:table-cell>
            <table:table-cell table:number-columns-repeated="5"/>
            <table:table-cell office:value-type="string">
              <text:p>/</text:p>
            </table:table-cell>
            <table:table-cell table:number-columns-repeated="2"/>
            <table:table-cell table:number-columns-repeated="3" office:value-type="string">
              <text:p>?</text:p>
            </table:table-cell>
            <table:table-cell table:number-columns-repeated="4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office:value-type="string">
              <text:p>Generator Expressions</text:p>
            </table:table-cell>
            <table:table-cell office:value-type="float" office:value="289">
              <text:p>289</text:p>
            </table:table-cell>
            <table:table-cell office:value-type="string">
              <text:p>(x for x in L)</text:p>
            </table:table-cell>
            <table:table-cell table:number-columns-repeated="6"/>
            <table:table-cell office:value-type="string">
              <text:p>/</text:p>
            </table:table-cell>
            <table:table-cell/>
            <table:table-cell table:number-columns-repeated="3" office:value-type="string">
              <text:p>?</text:p>
            </table:table-cell>
            <table:table-cell table:number-columns-repeated="4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office:value-type="string">
              <text:p>Simpler String Substitutions</text:p>
            </table:table-cell>
            <table:table-cell office:value-type="float" office:value="292">
              <text:p>292</text:p>
            </table:table-cell>
            <table:table-cell table:number-columns-repeated="7"/>
            <table:table-cell office:value-type="string">
              <text:p>/</text:p>
            </table:table-cell>
            <table:table-cell/>
            <table:table-cell table:number-columns-repeated="3" office:value-type="string">
              <text:p>?</text:p>
            </table:table-cell>
            <table:table-cell table:number-columns-repeated="4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office:value-type="string">
              <text:p>Codec Error Handling Callbacks</text:p>
            </table:table-cell>
            <table:table-cell office:value-type="float" office:value="293">
              <text:p>293</text:p>
            </table:table-cell>
            <table:table-cell table:number-columns-repeated="6"/>
            <table:table-cell office:value-type="string">
              <text:p>/</text:p>
            </table:table-cell>
            <table:table-cell table:number-columns-repeated="2"/>
            <table:table-cell table:number-columns-repeated="3" office:value-type="string">
              <text:p>?</text:p>
            </table:table-cell>
            <table:table-cell table:number-columns-repeated="4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office:value-type="string">
              <text:p>Package Index and Metadata for Distutils</text:p>
            </table:table-cell>
            <table:table-cell office:value-type="float" office:value="301">
              <text:p>301</text:p>
            </table:table-cell>
            <table:table-cell table:number-columns-repeated="6"/>
            <table:table-cell office:value-type="string">
              <text:p>/</text:p>
            </table:table-cell>
            <table:table-cell table:number-columns-repeated="2"/>
            <table:table-cell table:number-columns-repeated="3" office:value-type="string">
              <text:p>?</text:p>
            </table:table-cell>
            <table:table-cell table:number-columns-repeated="4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office:value-type="string">
              <text:p>New Import Hooks</text:p>
            </table:table-cell>
            <table:table-cell office:value-type="float" office:value="302">
              <text:p>302</text:p>
            </table:table-cell>
            <table:table-cell table:number-columns-repeated="6"/>
            <table:table-cell office:value-type="string">
              <text:p>/</text:p>
            </table:table-cell>
            <table:table-cell table:number-columns-repeated="2"/>
            <table:table-cell table:number-columns-repeated="3" office:value-type="string">
              <text:p>?</text:p>
            </table:table-cell>
            <table:table-cell table:number-columns-repeated="4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office:value-type="string">
              <text:p>CSV File API</text:p>
            </table:table-cell>
            <table:table-cell office:value-type="float" office:value="305">
              <text:p>305</text:p>
            </table:table-cell>
            <table:table-cell office:value-type="string">
              <text:p>import csv</text:p>
            </table:table-cell>
            <table:table-cell table:number-columns-repeated="5"/>
            <table:table-cell office:value-type="string">
              <text:p>/</text:p>
            </table:table-cell>
            <table:table-cell table:number-columns-repeated="2"/>
            <table:table-cell table:number-columns-repeated="3" office:value-type="string">
              <text:p>?</text:p>
            </table:table-cell>
            <table:table-cell table:number-columns-repeated="4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office:value-type="string">
              <text:p>Extensions to the pickle protocol</text:p>
            </table:table-cell>
            <table:table-cell office:value-type="float" office:value="307">
              <text:p>307</text:p>
            </table:table-cell>
            <table:table-cell table:number-columns-repeated="6"/>
            <table:table-cell office:value-type="string">
              <text:p>/</text:p>
            </table:table-cell>
            <table:table-cell table:number-columns-repeated="2"/>
            <table:table-cell table:number-columns-repeated="3" office:value-type="string">
              <text:p>?</text:p>
            </table:table-cell>
            <table:table-cell table:number-columns-repeated="4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office:value-type="string">
              <text:p>Conditional Expressions</text:p>
            </table:table-cell>
            <table:table-cell office:value-type="float" office:value="308">
              <text:p>308</text:p>
            </table:table-cell>
            <table:table-cell office:value-type="string">
              <text:p>x = y if cond else z</text:p>
            </table:table-cell>
            <table:table-cell table:number-columns-repeated="7"/>
            <table:table-cell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number-columns-repeated="4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office:value-type="string">
              <text:p>Partial Function Application</text:p>
            </table:table-cell>
            <table:table-cell office:value-type="float" office:value="309">
              <text:p>309</text:p>
            </table:table-cell>
            <table:table-cell table:number-columns-repeated="8"/>
            <table:table-cell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number-columns-repeated="4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office:value-type="string">
              <text:p>Simplified GIL Acquisition for Extensions</text:p>
            </table:table-cell>
            <table:table-cell office:value-type="float" office:value="311">
              <text:p>311</text:p>
            </table:table-cell>
            <table:table-cell table:number-columns-repeated="6"/>
            <table:table-cell office:value-type="string">
              <text:p>?</text:p>
            </table:table-cell>
            <table:table-cell table:number-columns-repeated="2"/>
            <table:table-cell table:number-columns-repeated="3" office:value-type="string">
              <text:p>?</text:p>
            </table:table-cell>
            <table:table-cell table:number-columns-repeated="4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office:value-type="string">
              <text:p>Metadata for Python Software Packages v1.1</text:p>
            </table:table-cell>
            <table:table-cell office:value-type="float" office:value="314">
              <text:p>314</text:p>
            </table:table-cell>
            <table:table-cell table:number-columns-repeated="8"/>
            <table:table-cell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number-columns-repeated="4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office:value-type="string">
              <text:p>Decorators for Functions and Methods</text:p>
            </table:table-cell>
            <table:table-cell office:value-type="float" office:value="318">
              <text:p>318</text:p>
            </table:table-cell>
            <table:table-cell table:number-columns-repeated="7"/>
            <table:table-cell office:value-type="string">
              <text:p>/</text:p>
            </table:table-cell>
            <table:table-cell/>
            <table:table-cell table:number-columns-repeated="3" office:value-type="string">
              <text:p>?</text:p>
            </table:table-cell>
            <table:table-cell table:number-columns-repeated="4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office:value-type="string">
              <text:p>Reverse Iteration</text:p>
            </table:table-cell>
            <table:table-cell office:value-type="float" office:value="322">
              <text:p>322</text:p>
            </table:table-cell>
            <table:table-cell table:number-columns-repeated="7"/>
            <table:table-cell office:value-type="string">
              <text:p>/</text:p>
            </table:table-cell>
            <table:table-cell/>
            <table:table-cell table:number-columns-repeated="3" office:value-type="string">
              <text:p>?</text:p>
            </table:table-cell>
            <table:table-cell table:number-columns-repeated="4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office:value-type="string">
              <text:p>subprocess - New process module</text:p>
            </table:table-cell>
            <table:table-cell office:value-type="float" office:value="324">
              <text:p>324</text:p>
            </table:table-cell>
            <table:table-cell table:number-columns-repeated="7"/>
            <table:table-cell office:value-type="string">
              <text:p>/</text:p>
            </table:table-cell>
            <table:table-cell/>
            <table:table-cell table:number-columns-repeated="3" office:value-type="string">
              <text:p>?</text:p>
            </table:table-cell>
            <table:table-cell table:number-columns-repeated="4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office:value-type="string">
              <text:p>Decimal Data Type</text:p>
            </table:table-cell>
            <table:table-cell office:value-type="float" office:value="327">
              <text:p>327</text:p>
            </table:table-cell>
            <table:table-cell table:number-columns-repeated="7"/>
            <table:table-cell office:value-type="string">
              <text:p>/</text:p>
            </table:table-cell>
            <table:table-cell/>
            <table:table-cell table:number-columns-repeated="3" office:value-type="string">
              <text:p>?</text:p>
            </table:table-cell>
            <table:table-cell table:number-columns-repeated="4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office:value-type="string">
              <text:p>Imports: Multi-Line and Absolute/Relative</text:p>
            </table:table-cell>
            <table:table-cell office:value-type="float" office:value="328">
              <text:p>328</text:p>
            </table:table-cell>
            <table:table-cell table:number-columns-repeated="7"/>
            <table:table-cell table:number-columns-repeated="2"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number-columns-repeated="4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office:value-type="string">
              <text:p>Locale-Independent Float/String Conversions</text:p>
            </table:table-cell>
            <table:table-cell office:value-type="float" office:value="331">
              <text:p>331</text:p>
            </table:table-cell>
            <table:table-cell table:number-columns-repeated="7"/>
            <table:table-cell office:value-type="string">
              <text:p>/</text:p>
            </table:table-cell>
            <table:table-cell/>
            <table:table-cell table:number-columns-repeated="3" office:value-type="string">
              <text:p>?</text:p>
            </table:table-cell>
            <table:table-cell table:number-columns-repeated="4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office:value-type="string">
              <text:p>Executing Modules as Scripts</text:p>
            </table:table-cell>
            <table:table-cell office:value-type="float" office:value="338">
              <text:p>338</text:p>
            </table:table-cell>
            <table:table-cell table:number-columns-repeated="8"/>
            <table:table-cell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number-columns-repeated="4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office:value-type="string">
              <text:p>Unifying try-except and try-finally</text:p>
            </table:table-cell>
            <table:table-cell office:value-type="float" office:value="341">
              <text:p>341</text:p>
            </table:table-cell>
            <table:table-cell office:value-type="string">
              <text:p>try:foo(); except E: bar(); finally: baz()</text:p>
            </table:table-cell>
            <table:table-cell table:number-columns-repeated="7"/>
            <table:table-cell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number-columns-repeated="4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office:value-type="string">
              <text:p>Coroutines via Enhanced Generators</text:p>
            </table:table-cell>
            <table:table-cell office:value-type="float" office:value="342">
              <text:p>342</text:p>
            </table:table-cell>
            <table:table-cell table:number-columns-repeated="8"/>
            <table:table-cell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number-columns-repeated="4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office:value-type="string">
              <text:p>The "with" Statement</text:p>
            </table:table-cell>
            <table:table-cell office:value-type="float" office:value="343">
              <text:p>343</text:p>
            </table:table-cell>
            <table:table-cell table:number-columns-repeated="8"/>
            <table:table-cell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number-columns-repeated="4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office:value-type="string">
              <text:p>Required Superclass for Exceptions</text:p>
            </table:table-cell>
            <table:table-cell office:value-type="float" office:value="352">
              <text:p>352</text:p>
            </table:table-cell>
            <table:table-cell table:number-columns-repeated="8"/>
            <table:table-cell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number-columns-repeated="4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office:value-type="string">
              <text:p>Using ssize_t as the index type</text:p>
            </table:table-cell>
            <table:table-cell office:value-type="float" office:value="353">
              <text:p>353</text:p>
            </table:table-cell>
            <table:table-cell table:number-columns-repeated="8"/>
            <table:table-cell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number-columns-repeated="4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office:value-type="string">
              <text:p>Allowing Any Object to be Used for Slicing</text:p>
            </table:table-cell>
            <table:table-cell office:value-type="float" office:value="357">
              <text:p>357</text:p>
            </table:table-cell>
            <table:table-cell table:number-columns-repeated="8"/>
            <table:table-cell office:value-type="string">
              <text:p>/</text:p>
            </table:table-cell>
            <table:table-cell table:number-columns-repeated="3" office:value-type="string">
              <text:p>?</text:p>
            </table:table-cell>
            <table:table-cell table:number-columns-repeated="4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office:value-type="string">
              <text:p>Keyword-Only Arguments</text:p>
            </table:table-cell>
            <table:table-cell office:value-type="float" office:value="3102">
              <text:p>3102</text:p>
            </table:table-cell>
            <table:table-cell table:number-columns-repeated="9"/>
            <table:table-cell table:number-columns-repeated="3" office:value-type="string">
              <text:p>?</text:p>
            </table:table-cell>
            <table:table-cell table:number-columns-repeated="4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office:value-type="string">
              <text:p>Access to Names in Outer Scopes</text:p>
            </table:table-cell>
            <table:table-cell office:value-type="float" office:value="3104">
              <text:p>3104</text:p>
            </table:table-cell>
            <table:table-cell table:number-columns-repeated="9"/>
            <table:table-cell table:number-columns-repeated="3" office:value-type="string">
              <text:p>?</text:p>
            </table:table-cell>
            <table:table-cell table:number-columns-repeated="4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office:value-type="string">
              <text:p>Make print a function</text:p>
            </table:table-cell>
            <table:table-cell office:value-type="float" office:value="3105">
              <text:p>3105</text:p>
            </table:table-cell>
            <table:table-cell table:number-columns-repeated="9"/>
            <table:table-cell table:number-columns-repeated="3" office:value-type="string">
              <text:p>?</text:p>
            </table:table-cell>
            <table:table-cell table:number-columns-repeated="4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office:value-type="string">
              <text:p>Function Annotations</text:p>
            </table:table-cell>
            <table:table-cell office:value-type="float" office:value="3107">
              <text:p>3107</text:p>
            </table:table-cell>
            <table:table-cell table:number-columns-repeated="9"/>
            <table:table-cell table:number-columns-repeated="3" office:value-type="string">
              <text:p>?</text:p>
            </table:table-cell>
            <table:table-cell table:number-columns-repeated="4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office:value-type="string">
              <text:p>Raising Exceptions in Python 3000</text:p>
            </table:table-cell>
            <table:table-cell office:value-type="float" office:value="3109">
              <text:p>3109</text:p>
            </table:table-cell>
            <table:table-cell table:number-columns-repeated="9"/>
            <table:table-cell table:number-columns-repeated="3" office:value-type="string">
              <text:p>?</text:p>
            </table:table-cell>
            <table:table-cell table:number-columns-repeated="4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office:value-type="string">
              <text:p>Catching Exceptions in Python 3000</text:p>
            </table:table-cell>
            <table:table-cell office:value-type="float" office:value="3110">
              <text:p>3110</text:p>
            </table:table-cell>
            <table:table-cell table:number-columns-repeated="9"/>
            <table:table-cell table:number-columns-repeated="3" office:value-type="string">
              <text:p>?</text:p>
            </table:table-cell>
            <table:table-cell table:number-columns-repeated="4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office:value-type="string">
              <text:p>Simple input built-in in Python 3000</text:p>
            </table:table-cell>
            <table:table-cell office:value-type="float" office:value="3111">
              <text:p>3111</text:p>
            </table:table-cell>
            <table:table-cell table:number-columns-repeated="9"/>
            <table:table-cell table:number-columns-repeated="3" office:value-type="string">
              <text:p>?</text:p>
            </table:table-cell>
            <table:table-cell table:number-columns-repeated="4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office:value-type="string">
              <text:p>Bytes literals in Python 3000</text:p>
            </table:table-cell>
            <table:table-cell office:value-type="float" office:value="3112">
              <text:p>3112</text:p>
            </table:table-cell>
            <table:table-cell table:number-columns-repeated="9"/>
            <table:table-cell table:number-columns-repeated="3" office:value-type="string">
              <text:p>?</text:p>
            </table:table-cell>
            <table:table-cell table:number-columns-repeated="4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office:value-type="string">
              <text:p>Removal of Tuple Parameter Unpacking</text:p>
            </table:table-cell>
            <table:table-cell office:value-type="float" office:value="3113">
              <text:p>3113</text:p>
            </table:table-cell>
            <table:table-cell table:number-columns-repeated="9"/>
            <table:table-cell table:number-columns-repeated="3" office:value-type="string">
              <text:p>?</text:p>
            </table:table-cell>
            <table:table-cell table:number-columns-repeated="4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office:value-type="string">
              <text:p>Renaming iterator.next() to .__next__()</text:p>
            </table:table-cell>
            <table:table-cell office:value-type="float" office:value="3114">
              <text:p>3114</text:p>
            </table:table-cell>
            <table:table-cell table:number-columns-repeated="9"/>
            <table:table-cell table:number-columns-repeated="3" office:value-type="string">
              <text:p>?</text:p>
            </table:table-cell>
            <table:table-cell table:number-columns-repeated="4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office:value-type="string">
              <text:p>Metaclasses in Python 3000</text:p>
            </table:table-cell>
            <table:table-cell office:value-type="float" office:value="3115">
              <text:p>3115</text:p>
            </table:table-cell>
            <table:table-cell table:number-columns-repeated="9"/>
            <table:table-cell table:number-columns-repeated="3" office:value-type="string">
              <text:p>?</text:p>
            </table:table-cell>
            <table:table-cell table:number-columns-repeated="4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office:value-type="string">
              <text:p>Using UTF-8 as the default source encoding</text:p>
            </table:table-cell>
            <table:table-cell office:value-type="float" office:value="3120">
              <text:p>3120</text:p>
            </table:table-cell>
            <table:table-cell table:number-columns-repeated="9"/>
            <table:table-cell table:number-columns-repeated="3" office:value-type="string">
              <text:p>?</text:p>
            </table:table-cell>
            <table:table-cell table:number-columns-repeated="4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office:value-type="string">
              <text:p>Making PyObject_HEAD conform to standard C</text:p>
            </table:table-cell>
            <table:table-cell office:value-type="float" office:value="3123">
              <text:p>3123</text:p>
            </table:table-cell>
            <table:table-cell table:number-columns-repeated="9"/>
            <table:table-cell table:number-columns-repeated="3" office:value-type="string">
              <text:p>?</text:p>
            </table:table-cell>
            <table:table-cell table:number-columns-repeated="4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office:value-type="string">
              <text:p>Integer Literal Support and Syntax</text:p>
            </table:table-cell>
            <table:table-cell office:value-type="float" office:value="3127">
              <text:p>3127</text:p>
            </table:table-cell>
            <table:table-cell table:number-columns-repeated="9"/>
            <table:table-cell table:number-columns-repeated="3" office:value-type="string">
              <text:p>?</text:p>
            </table:table-cell>
            <table:table-cell table:number-columns-repeated="4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office:value-type="string">
              <text:p>Class Decorators</text:p>
            </table:table-cell>
            <table:table-cell office:value-type="float" office:value="3129">
              <text:p>3129</text:p>
            </table:table-cell>
            <table:table-cell table:number-columns-repeated="9"/>
            <table:table-cell table:number-columns-repeated="3" office:value-type="string">
              <text:p>?</text:p>
            </table:table-cell>
            <table:table-cell table:number-columns-repeated="4" table:style-name="ce8" office:value-type="string">
              <text:p>?</text:p>
            </table:table-cell>
            <table:table-cell table:number-columns-repeated="238"/>
          </table:table-row>
          <table:table-row table:style-name="ro2">
            <table:table-cell office:value-type="string">
              <text:p>Supporting Non-ASCII Identifiers</text:p>
            </table:table-cell>
            <table:table-cell office:value-type="float" office:value="3131">
              <text:p>3131</text:p>
            </table:table-cell>
            <table:table-cell table:number-columns-repeated="9"/>
            <table:table-cell table:number-columns-repeated="3" office:value-type="string">
              <text:p>?</text:p>
            </table:table-cell>
            <table:table-cell table:number-columns-repeated="4" table:style-name="ce8" office:value-type="string">
              <text:p>?</text:p>
            </table:table-cell>
            <table:table-cell table:number-columns-repeated="238"/>
          </table:table-row>
          <table:table-row table:style-name="ro1">
            <table:table-cell office:value-type="string">
              <text:p>Extended Iterable Unpacking</text:p>
            </table:table-cell>
            <table:table-cell office:value-type="float" office:value="3132">
              <text:p>3132</text:p>
            </table:table-cell>
            <table:table-cell table:number-columns-repeated="9"/>
            <table:table-cell table:number-columns-repeated="3" office:value-type="string">
              <text:p>?</text:p>
            </table:table-cell>
            <table:table-cell table:number-columns-repeated="4" table:style-name="ce8" office:value-type="string">
              <text:p>?</text:p>
            </table:table-cell>
            <table:table-cell table:number-columns-repeated="238"/>
          </table:table-row>
        </table:table-row-group>
        <table:table-row table:style-name="ro2" table:number-rows-repeated="6502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1" table:print="false">
        <table:table-column table:style-name="co6" table:default-cell-style-name="Default"/>
        <table:table-column table:style-name="co7" table:default-cell-style-name="Default"/>
        <table:table-row table:style-name="ro2">
          <table:table-cell table:number-columns-repeated="2"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7">
      <number:month number:textual="true"/>
      <number:text> </number:text>
      <number:year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30">30/09/2007</text:date>, <text:time>13:06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Alex Willmer</meta:initial-creator>
    <meta:creation-date>2007-09-24T19:54:21</meta:creation-date>
    <dc:creator>Alex Willmer</dc:creator>
    <dc:date>2007-09-30T13:06:19</dc:date>
    <meta:editing-cycles>6</meta:editing-cycles>
    <meta:editing-duration>P1DT0H30M29S</meta:editing-duration>
    <meta:user-defined meta:name="Info 1"/>
    <meta:user-defined meta:name="Info 2"/>
    <meta:user-defined meta:name="Info 3"/>
    <meta:user-defined meta:name="Info 4"/>
    <meta:document-statistic meta:table-count="3" meta:cell-count="5744"/>
  </office:meta>
</office:document-meta>
</file>